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330.41pt"/>
    </style:style>
    <style:style style:name="co3" style:family="table-column">
      <style:table-column-properties fo:break-before="auto" style:column-width="543.2pt"/>
    </style:style>
    <style:style style:name="co4" style:family="table-column">
      <style:table-column-properties fo:break-before="auto" style:column-width="117.64pt"/>
    </style:style>
    <style:style style:name="co5" style:family="table-column">
      <style:table-column-properties fo:break-before="auto" style:column-width="80.11pt"/>
    </style:style>
    <style:style style:name="co6" style:family="table-column">
      <style:table-column-properties fo:break-before="auto" style:column-width="61.06pt"/>
    </style:style>
    <style:style style:name="co7" style:family="table-column">
      <style:table-column-properties fo:break-before="auto" style:column-width="45.64pt"/>
    </style:style>
    <style:style style:name="co8" style:family="table-column">
      <style:table-column-properties fo:break-before="auto" style:column-width="92.49pt"/>
    </style:style>
    <style:style style:name="co9" style:family="table-column">
      <style:table-column-properties fo:break-before="auto" style:column-width="73.59pt"/>
    </style:style>
    <style:style style:name="co10" style:family="table-column">
      <style:table-column-properties fo:break-before="auto" style:column-width="124.7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118.6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NOTE: In case of redundant renderings, make sure the best sounding one is published and archived!</text:p>
          </table:table-cell>
          <table:table-cell table:number-columns-repeated="2"/>
          <table:table-cell table:style-name="ce2"/>
          <table:table-cell table:number-columns-repeated="9"/>
          <table:table-cell table:style-name="ce1" table:number-columns-repeated="1010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9"/>
          <table:table-cell table:style-name="ce1" table:number-columns-repeated="1010"/>
          <table:table-cell/>
        </table:table-row>
        <table:table-row table:style-name="ro1"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path</text:p>
          </table:table-cell>
          <table:table-cell table:style-name="ce3" office:value-type="string" calcext:value-type="string">
            <text:p>Date Created</text:p>
          </table:table-cell>
          <table:table-cell table:style-name="ce1" office:value-type="string" calcext:value-type="string">
            <text:p>Evaluation</text:p>
          </table:table-cell>
          <table:table-cell table:style-name="ce9" office:value-type="string" calcext:value-type="string">
            <text:p>Published</text:p>
          </table:table-cell>
          <table:table-cell table:style-name="ce1" office:value-type="string" calcext:value-type="string">
            <text:p>Tagged</text:p>
          </table:table-cell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ASCAP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string" calcext:value-type="string">
            <text:p>Tumblr</text:p>
          </table:table-cell>
          <table:table-cell table:style-name="ce1" office:value-type="string" calcext:value-type="string">
            <text:p>SoundCloud</text:p>
          </table:table-cell>
          <table:table-cell table:style-name="ce1" office:value-type="string" calcext:value-type="string">
            <text:p>CDBaby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19991216a.wav</text:p>
          </table:table-cell>
          <table:table-cell office:value-type="string" calcext:value-type="string">
            <text:p>d:\Dropbox\Michael Gogins\Semblance\01-19991216a.wav</text:p>
          </table:table-cell>
          <table:table-cell table:style-name="ce2" office:value-type="date" office:date-value="2010-08-03T01:18:22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J4:.M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style-name="ce1" table:number-columns-repeated="1010"/>
          <table:table-cell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20000611B-b.wav</text:p>
          </table:table-cell>
          <table:table-cell office:value-type="string" calcext:value-type="string">
            <text:p>d:\Dropbox\Michael Gogins\Semblance\02-20000611B-b.wav</text:p>
          </table:table-cell>
          <table:table-cell table:style-name="ce2" office:value-type="date" office:date-value="2010-08-03T01:18:23.999995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J5:.M5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zodiac.wav</text:p>
          </table:table-cell>
          <table:table-cell office:value-type="string" calcext:value-type="string">
            <text:p>d:\Dropbox\Michael Gogins\Semblance\09-zodiac.wav</text:p>
          </table:table-cell>
          <table:table-cell table:style-name="ce2" office:value-type="date" office:date-value="2010-08-03T01:18:38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J6:.M6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norm.wav</text:p>
          </table:table-cell>
          <table:table-cell office:value-type="string" calcext:value-type="string">
            <text:p>d:\Dropbox\Talks\Brad's class\My Way\Blue_Leaves_4e.norm.wav</text:p>
          </table:table-cell>
          <table:table-cell table:style-name="ce2" office:value-type="date" office:date-value="2013-03-09T12:07:22" calcext:value-type="date">
            <text:p>03/09/13 12:07 PM</text:p>
          </table:table-cell>
          <table:table-cell table:style-name="ce5" office:value-type="string" calcext:value-type="string">
            <text:p>Publish</text:p>
          </table:table-cell>
          <table:table-cell table:formula="of:=COUNTBLANK([.J7:.M7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IV-1377971544.tagged.wav</text:p>
          </table:table-cell>
          <table:table-cell office:value-type="string" calcext:value-type="string">
            <text:p>d:\Dropbox\2013-Csound-MKG\Gogins Submissions\Drone IV\Drone-IV-1377971544.tagged.wav</text:p>
          </table:table-cell>
          <table:table-cell table:style-name="ce2" office:value-type="date" office:date-value="2013-08-31T18:13:35" calcext:value-type="date">
            <text:p>08/31/13 06:13 PM</text:p>
          </table:table-cell>
          <table:table-cell table:style-name="ce5" office:value-type="string" calcext:value-type="string">
            <text:p>Publish</text:p>
          </table:table-cell>
          <table:table-cell table:formula="of:=COUNTBLANK([.J8:.M8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6.norm.wav</text:p>
          </table:table-cell>
          <table:table-cell office:value-type="string" calcext:value-type="string">
            <text:p>d:\Dropbox\2013-Csound-MKG\Gogins Submissions\Blue Leaves 6\Blue_Leaves_6.norm.wav</text:p>
          </table:table-cell>
          <table:table-cell table:style-name="ce2" office:value-type="date" office:date-value="2013-09-18T01:30:46" calcext:value-type="date">
            <text:p>09/18/13 01:30 AM</text:p>
          </table:table-cell>
          <table:table-cell table:style-name="ce5" office:value-type="string" calcext:value-type="string">
            <text:p>Publish</text:p>
          </table:table-cell>
          <table:table-cell table:formula="of:=COUNTBLANK([.J9:.M9])=4" office:value-type="float" office:value="0" calcext:value-type="float">
            <text:p>0.00</text:p>
          </table:table-cell>
          <table:table-cell table:number-columns-repeated="4"/>
          <table:table-cell table:number-columns-repeated="2"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17.43.24.py.wav</text:p>
          </table:table-cell>
          <table:table-cell office:value-type="string" calcext:value-type="string">
            <text:p>d:\Dropbox\Michael Gogins\Semblance\03-csound-2004-06-11-17.43.24.py.wav</text:p>
          </table:table-cell>
          <table:table-cell table:style-name="ce2" office:value-type="date" office:date-value="2014-01-14T02:53:12.000005" calcext:value-type="date">
            <text:p>01/14/14 02:53 AM</text:p>
          </table:table-cell>
          <table:table-cell table:style-name="ce5" office:value-type="string" calcext:value-type="string">
            <text:p>Publish</text:p>
          </table:table-cell>
          <table:table-cell table:formula="of:=COUNTBLANK([.J10:.M10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19.55.12.py.wav</text:p>
          </table:table-cell>
          <table:table-cell office:value-type="string" calcext:value-type="string">
            <text:p>d:\Dropbox\Michael Gogins\Semblance\04-csound-2004-12-12-19.55.12.py.wav</text:p>
          </table:table-cell>
          <table:table-cell table:style-name="ce2" office:value-type="date" office:date-value="2014-01-14T02:53:43.000002" calcext:value-type="date">
            <text:p>01/14/14 02:53 AM</text:p>
          </table:table-cell>
          <table:table-cell table:style-name="ce5" office:value-type="string" calcext:value-type="string">
            <text:p>Publish</text:p>
          </table:table-cell>
          <table:table-cell table:formula="of:=COUNTBLANK([.J11:.M11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03-38.19.py.wav</text:p>
          </table:table-cell>
          <table:table-cell office:value-type="string" calcext:value-type="string">
            <text:p>d:\Dropbox\Michael Gogins\Semblance\05-csound-2005-03-06-03-38.19.py.wav</text:p>
          </table:table-cell>
          <table:table-cell table:style-name="ce2" office:value-type="date" office:date-value="2014-01-14T02:54:04" calcext:value-type="date">
            <text:p>01/14/14 02:5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2:.M12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2002-01-28-17-37-42.042.mml.wav</text:p>
          </table:table-cell>
          <table:table-cell office:value-type="string" calcext:value-type="string">
            <text:p>d:\Dropbox\Michael Gogins\Semblance\06-f-2002-01-28-17-37-42.042.mml.wav</text:p>
          </table:table-cell>
          <table:table-cell table:style-name="ce2" office:value-type="date" office:date-value="2014-01-14T02:54:53" calcext:value-type="date">
            <text:p>01/14/14 02:5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3:.M13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f-2002-03-02-22-35-05.005.mml.wav</text:p>
          </table:table-cell>
          <table:table-cell office:value-type="string" calcext:value-type="string">
            <text:p>d:\Dropbox\Michael Gogins\Semblance\07-f-2002-03-02-22-35-05.005.mml.wav</text:p>
          </table:table-cell>
          <table:table-cell table:style-name="ce2" office:value-type="date" office:date-value="2014-01-14T02:55:22" calcext:value-type="date">
            <text:p>01/14/14 02:55 AM</text:p>
          </table:table-cell>
          <table:table-cell table:style-name="ce5" office:value-type="string" calcext:value-type="string">
            <text:p>Publish</text:p>
          </table:table-cell>
          <table:table-cell table:formula="of:=COUNTBLANK([.J14:.M14])=4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19.52.47.py.wav</text:p>
          </table:table-cell>
          <table:table-cell office:value-type="string" calcext:value-type="string">
            <text:p>d:\Dropbox\Michael Gogins\Semblance\08-silence-2003-07-07-19.52.47.py.wav</text:p>
          </table:table-cell>
          <table:table-cell table:style-name="ce2" office:value-type="date" office:date-value="2014-01-14T02:55:53" calcext:value-type="date">
            <text:p>01/14/14 02:55 AM</text:p>
          </table:table-cell>
          <table:table-cell table:style-name="ce5" office:value-type="string" calcext:value-type="string">
            <text:p>Publish</text:p>
          </table:table-cell>
          <table:table-cell table:formula="of:=COUNTBLANK([.J15:.M15])=4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Cloud Strata.wav</text:p>
          </table:table-cell>
          <table:table-cell office:value-type="string" calcext:value-type="string">
            <text:p>d:\Dropbox\Michael Gogins\Garden of Algorithms\01-Cloud Strata.wav</text:p>
          </table:table-cell>
          <table:table-cell table:style-name="ce2" office:value-type="date" office:date-value="2014-01-14T03:03:11" calcext:value-type="date">
            <text:p>01/14/14 03:03 AM</text:p>
          </table:table-cell>
          <table:table-cell table:style-name="ce5" office:value-type="string" calcext:value-type="string">
            <text:p>Publish</text:p>
          </table:table-cell>
          <table:table-cell table:formula="of:=COUNTBLANK([.J16:.M1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Triptych.wav</text:p>
          </table:table-cell>
          <table:table-cell office:value-type="string" calcext:value-type="string">
            <text:p>d:\Dropbox\Michael Gogins\Garden of Algorithms\02-Triptych.wav</text:p>
          </table:table-cell>
          <table:table-cell table:style-name="ce2" office:value-type="date" office:date-value="2014-01-14T03:04:11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7:.M1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Dark Tower.wav</text:p>
          </table:table-cell>
          <table:table-cell office:value-type="string" calcext:value-type="string">
            <text:p>d:\Dropbox\Michael Gogins\Garden of Algorithms\03-Dark Tower.wav</text:p>
          </table:table-cell>
          <table:table-cell table:style-name="ce2" office:value-type="date" office:date-value="2014-01-14T03:04:26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8:.M18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Bending Arches.wav</text:p>
          </table:table-cell>
          <table:table-cell office:value-type="string" calcext:value-type="string">
            <text:p>d:\Dropbox\Michael Gogins\Garden of Algorithms\04-Bending Arches.wav</text:p>
          </table:table-cell>
          <table:table-cell table:style-name="ce2" office:value-type="date" office:date-value="2014-01-14T03:04:47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:.M19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Broken Differential.wav</text:p>
          </table:table-cell>
          <table:table-cell office:value-type="string" calcext:value-type="string">
            <text:p>d:\Dropbox\Michael Gogins\Garden of Algorithms\05-Broken Differential.wav</text:p>
          </table:table-cell>
          <table:table-cell table:style-name="ce2" office:value-type="date" office:date-value="2014-01-14T03:04:58" calcext:value-type="date">
            <text:p>01/14/14 03:04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:.M20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970104e.wav</text:p>
          </table:table-cell>
          <table:table-cell office:value-type="string" calcext:value-type="string">
            <text:p>d:\Dropbox\Michael Gogins\Garden of Algorithms\06-970104e.wav</text:p>
          </table:table-cell>
          <table:table-cell table:style-name="ce2" office:value-type="date" office:date-value="2014-01-14T03:05:22.999999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:.M21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Chaotic Squares.wav</text:p>
          </table:table-cell>
          <table:table-cell office:value-type="string" calcext:value-type="string">
            <text:p>d:\Dropbox\Michael Gogins\Garden of Algorithms\07-Chaotic Squares.wav</text:p>
          </table:table-cell>
          <table:table-cell table:style-name="ce2" office:value-type="date" office:date-value="2014-01-14T03:05:36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J22:.M22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LinMuse21.wav</text:p>
          </table:table-cell>
          <table:table-cell office:value-type="string" calcext:value-type="string">
            <text:p>d:\Dropbox\Michael Gogins\Garden of Algorithms\08-LinMuse21.wav</text:p>
          </table:table-cell>
          <table:table-cell table:style-name="ce2" office:value-type="date" office:date-value="2014-01-14T03:05:49.999999" calcext:value-type="date">
            <text:p>01/14/14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J23:.M23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9-Hex.wav</text:p>
          </table:table-cell>
          <table:table-cell office:value-type="string" calcext:value-type="string">
            <text:p>d:\Dropbox\Michael Gogins\Garden of Algorithms\09-Hex.wav</text:p>
          </table:table-cell>
          <table:table-cell table:style-name="ce2" office:value-type="date" office:date-value="2014-01-14T03:06:09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J24:.M24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0-MC 3.wav</text:p>
          </table:table-cell>
          <table:table-cell office:value-type="string" calcext:value-type="string">
            <text:p>d:\Dropbox\Michael Gogins\Garden of Algorithms\10-MC 3.wav</text:p>
          </table:table-cell>
          <table:table-cell table:style-name="ce2" office:value-type="date" office:date-value="2014-01-14T03:06:33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J25:.M25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1-Piano Fall.wav</text:p>
          </table:table-cell>
          <table:table-cell office:value-type="string" calcext:value-type="string">
            <text:p>d:\Dropbox\Michael Gogins\Garden of Algorithms\11-Piano Fall.wav</text:p>
          </table:table-cell>
          <table:table-cell table:style-name="ce2" office:value-type="date" office:date-value="2014-01-14T03:06:47" calcext:value-type="date">
            <text:p>01/14/14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J26:.M26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12-Three Trees.wav</text:p>
          </table:table-cell>
          <table:table-cell office:value-type="string" calcext:value-type="string">
            <text:p>d:\Dropbox\Michael Gogins\Garden of Algorithms\12-Three Trees.wav</text:p>
          </table:table-cell>
          <table:table-cell table:style-name="ce2" office:value-type="date" office:date-value="2014-01-14T03:07:07" calcext:value-type="date">
            <text:p>01/14/14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J27:.M27])=4" office:value-type="float" office:value="0" calcext:value-type="float">
            <text:p>0.00</text:p>
          </table:table-cell>
          <table:table-cell/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Published by CDBaby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 Dualities.wav</text:p>
          </table:table-cell>
          <table:table-cell office:value-type="string" calcext:value-type="string">
            <text:p>d:\Dropbox\2014-06-15 NYCEMS Salon\Two Dualities.wav</text:p>
          </table:table-cell>
          <table:table-cell table:style-name="ce2" office:value-type="date" office:date-value="2014-05-17T18:36:31" calcext:value-type="date">
            <text:p>05/17/14 06:36 PM</text:p>
          </table:table-cell>
          <table:table-cell table:style-name="ce5" office:value-type="string" calcext:value-type="string">
            <text:p>Publish</text:p>
          </table:table-cell>
          <table:table-cell table:formula="of:=COUNTBLANK([.J28:.M28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lamon.wav</text:p>
          </table:table-cell>
          <table:table-cell office:value-type="string" calcext:value-type="string">
            <text:p>d:\Dropbox\2015-06-22 NYCEMF\Telamon.wav</text:p>
          </table:table-cell>
          <table:table-cell table:style-name="ce2" office:value-type="date" office:date-value="2015-02-08T12:24:11" calcext:value-type="date">
            <text:p>02/08/15 12:24 PM</text:p>
          </table:table-cell>
          <table:table-cell table:style-name="ce5" office:value-type="string" calcext:value-type="string">
            <text:p>Publish</text:p>
          </table:table-cell>
          <table:table-cell table:formula="of:=COUNTBLANK([.J29:.M29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vier.6.wav</text:p>
          </table:table-cell>
          <table:table-cell office:value-type="string" calcext:value-type="string">
            <text:p>d:\Dropbox\2016-06-13 NYCEMF\Pieces\Fixed Media\Sevier.6.wav</text:p>
          </table:table-cell>
          <table:table-cell table:style-name="ce2" office:value-type="date" office:date-value="2016-06-04T00:32:32" calcext:value-type="date">
            <text:p>06/04/16 12:32 AM</text:p>
          </table:table-cell>
          <table:table-cell table:style-name="ce5" office:value-type="string" calcext:value-type="string">
            <text:p>Publish</text:p>
          </table:table-cell>
          <table:table-cell table:formula="of:=COUNTBLANK([.J30:.M30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crims</text:p>
          </table:table-cell>
          <table:table-cell office:value-type="string" calcext:value-type="string">
            <text:p>https://gogins.github.io/csound/Scrims_pnacl.html</text:p>
          </table:table-cell>
          <table:table-cell table:style-name="ce2"/>
          <table:table-cell table:style-name="ce5" office:value-type="string" calcext:value-type="string">
            <text:p>Publish</text:p>
          </table:table-cell>
          <table:table-cell table:formula="of:=COUNTBLANK([.J31:.M31])=4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ublish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2.cd.wav</text:p>
          </table:table-cell>
          <table:table-cell office:value-type="string" calcext:value-type="string">
            <text:p>d:\Dropbox\music\ComposingInC++\Example2.cd.wav</text:p>
          </table:table-cell>
          <table:table-cell table:style-name="ce2" office:value-type="date" office:date-value="2013-03-09T12:05:53" calcext:value-type="date">
            <text:p>03/09/13 12:05 PM</text:p>
          </table:table-cell>
          <table:table-cell office:value-type="string" calcext:value-type="string">
            <text:p>Redundant</text:p>
          </table:table-cell>
          <table:table-cell table:formula="of:=COUNTBLANK([.J32:.M32])=4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Publish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-6.wav</text:p>
          </table:table-cell>
          <table:table-cell office:value-type="string" calcext:value-type="string">
            <text:p>d:\Dropbox\studio\01_workshop\mkg-2007-01-27-a-6.wav</text:p>
          </table:table-cell>
          <table:table-cell table:style-name="ce2" office:value-type="date" office:date-value="2010-08-03T01:12:56" calcext:value-type="date">
            <text:p>08/03/10 01:12 AM</text:p>
          </table:table-cell>
          <table:table-cell office:value-type="string" calcext:value-type="string">
            <text:p>Attic</text:p>
          </table:table-cell>
          <table:table-cell table:formula="of:=COUNTBLANK([.J33:.M3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1-27-a.wav</text:p>
          </table:table-cell>
          <table:table-cell office:value-type="string" calcext:value-type="string">
            <text:p>d:\Dropbox\studio\01_workshop\mkg-2008-01-27-a.wav</text:p>
          </table:table-cell>
          <table:table-cell table:style-name="ce2" office:value-type="date" office:date-value="2010-08-03T01:13:0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34:.M3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3-31-a.wav</text:p>
          </table:table-cell>
          <table:table-cell office:value-type="string" calcext:value-type="string">
            <text:p>d:\Dropbox\studio\01_workshop\mkg-2008-03-31-a.wav</text:p>
          </table:table-cell>
          <table:table-cell table:style-name="ce2" office:value-type="date" office:date-value="2010-08-03T01:13:12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35:.M3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.wav</text:p>
          </table:table-cell>
          <table:table-cell office:value-type="string" calcext:value-type="string">
            <text:p>d:\Dropbox\studio\01_workshop\mkg-2008-07-28-a.wav</text:p>
          </table:table-cell>
          <table:table-cell table:style-name="ce2" office:value-type="date" office:date-value="2010-08-03T01:13:21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36:.M3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a.wav</text:p>
          </table:table-cell>
          <table:table-cell office:value-type="string" calcext:value-type="string">
            <text:p>d:\Dropbox\music\mkg-2008-07-31\mkg-2008-07-31-a.wav</text:p>
          </table:table-cell>
          <table:table-cell table:style-name="ce2" office:value-type="date" office:date-value="2010-08-03T01:13:2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37:.M3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e.wav</text:p>
          </table:table-cell>
          <table:table-cell office:value-type="string" calcext:value-type="string">
            <text:p>d:\Dropbox\studio\01_workshop\mkg-2008-07-31-e.wav</text:p>
          </table:table-cell>
          <table:table-cell table:style-name="ce2" office:value-type="date" office:date-value="2010-08-03T01:13:33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38:.M3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31-f.wav</text:p>
          </table:table-cell>
          <table:table-cell office:value-type="string" calcext:value-type="string">
            <text:p>d:\Dropbox\studio\01_workshop\mkg-2008-07-31-f.wav</text:p>
          </table:table-cell>
          <table:table-cell table:style-name="ce2" office:value-type="date" office:date-value="2010-08-03T01:13:36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39:.M3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1-a.wav</text:p>
          </table:table-cell>
          <table:table-cell office:value-type="string" calcext:value-type="string">
            <text:p>d:\Dropbox\studio\01_workshop\mkg-2008-09-21-a.wav</text:p>
          </table:table-cell>
          <table:table-cell table:style-name="ce2" office:value-type="date" office:date-value="2010-08-03T01:13:4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40:.M4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22-a.wav</text:p>
          </table:table-cell>
          <table:table-cell office:value-type="string" calcext:value-type="string">
            <text:p>d:\Dropbox\studio\01_workshop\mkg-2008-09-22-a.wav</text:p>
          </table:table-cell>
          <table:table-cell table:style-name="ce2" office:value-type="date" office:date-value="2010-08-03T01:13:45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41:.M4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.wav</text:p>
          </table:table-cell>
          <table:table-cell office:value-type="string" calcext:value-type="string">
            <text:p>d:\Dropbox\studio\01_workshop\mkg-2008-10-19-a.wav</text:p>
          </table:table-cell>
          <table:table-cell table:style-name="ce2" office:value-type="date" office:date-value="2010-08-03T01:13:48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42:.M4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0-19-a-1.wav</text:p>
          </table:table-cell>
          <table:table-cell office:value-type="string" calcext:value-type="string">
            <text:p>d:\Dropbox\studio\01_workshop\mkg-2008-10-19-a-1.wav</text:p>
          </table:table-cell>
          <table:table-cell table:style-name="ce2" office:value-type="date" office:date-value="2010-08-03T01:13:54" calcext:value-type="date">
            <text:p>08/03/10 01:13 AM</text:p>
          </table:table-cell>
          <table:table-cell office:value-type="string" calcext:value-type="string">
            <text:p>Attic</text:p>
          </table:table-cell>
          <table:table-cell table:formula="of:=COUNTBLANK([.J43:.M4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01-a.wav</text:p>
          </table:table-cell>
          <table:table-cell office:value-type="string" calcext:value-type="string">
            <text:p>d:\Dropbox\studio\01_workshop\mkg-2008-12-01-a.wav</text:p>
          </table:table-cell>
          <table:table-cell table:style-name="ce2" office:value-type="date" office:date-value="2010-08-03T01:14:0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44:.M4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a.wav</text:p>
          </table:table-cell>
          <table:table-cell office:value-type="string" calcext:value-type="string">
            <text:p>d:\Dropbox\studio\01_workshop\mkg-2008-12-14-a.wav</text:p>
          </table:table-cell>
          <table:table-cell table:style-name="ce2" office:value-type="date" office:date-value="2010-08-03T01:14:0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45:.M4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4-b.wav</text:p>
          </table:table-cell>
          <table:table-cell office:value-type="string" calcext:value-type="string">
            <text:p>d:\Dropbox\studio\01_workshop\mkg-2008-12-14-b.wav</text:p>
          </table:table-cell>
          <table:table-cell table:style-name="ce2" office:value-type="date" office:date-value="2010-08-03T01:14:0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46:.M4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17-a.wav</text:p>
          </table:table-cell>
          <table:table-cell office:value-type="string" calcext:value-type="string">
            <text:p>d:\Dropbox\studio\01_workshop\mkg-2008-12-17-a.wav</text:p>
          </table:table-cell>
          <table:table-cell table:style-name="ce2" office:value-type="date" office:date-value="2010-08-03T01:14:0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47:.M4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4-a.wav</text:p>
          </table:table-cell>
          <table:table-cell office:value-type="string" calcext:value-type="string">
            <text:p>d:\Dropbox\studio\01_workshop\mkg-2008-12-24-a.wav</text:p>
          </table:table-cell>
          <table:table-cell table:style-name="ce2" office:value-type="date" office:date-value="2010-08-03T01:14:11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48:.M4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01-a.wav</text:p>
          </table:table-cell>
          <table:table-cell office:value-type="string" calcext:value-type="string">
            <text:p>d:\Dropbox\studio\01_workshop\mkg-2009-01-01-a.wav</text:p>
          </table:table-cell>
          <table:table-cell table:style-name="ce2" office:value-type="date" office:date-value="2010-08-03T01:14:15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49:.M4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a.wav</text:p>
          </table:table-cell>
          <table:table-cell office:value-type="string" calcext:value-type="string">
            <text:p>d:\Dropbox\studio\01_workshop\mkg-2009-01-10-a.wav</text:p>
          </table:table-cell>
          <table:table-cell table:style-name="ce2" office:value-type="date" office:date-value="2010-08-03T01:14:1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50:.M5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lide.wav</text:p>
          </table:table-cell>
          <table:table-cell office:value-type="string" calcext:value-type="string">
            <text:p>d:\Dropbox\studio\01_workshop\slide.wav</text:p>
          </table:table-cell>
          <table:table-cell table:style-name="ce2" office:value-type="date" office:date-value="2010-08-03T01:14:38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51:.M5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unterpoint.wav</text:p>
          </table:table-cell>
          <table:table-cell office:value-type="string" calcext:value-type="string">
            <text:p>d:\Dropbox\studio\01_workshop\counterpoint\counterpoint.wav</text:p>
          </table:table-cell>
          <table:table-cell table:style-name="ce2" office:value-type="date" office:date-value="2010-08-03T01:14:44" calcext:value-type="date">
            <text:p>08/03/10 01:14 AM</text:p>
          </table:table-cell>
          <table:table-cell office:value-type="string" calcext:value-type="string">
            <text:p>Attic</text:p>
          </table:table-cell>
          <table:table-cell table:formula="of:=COUNTBLANK([.J52:.M5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.wav</text:p>
          </table:table-cell>
          <table:table-cell office:value-type="string" calcext:value-type="string">
            <text:p>d:\Dropbox\2010-ICMC-MKG\soundifs\ifs.wav</text:p>
          </table:table-cell>
          <table:table-cell table:style-name="ce2" office:value-type="date" office:date-value="2010-08-03T01:15:20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J53:.M5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2-a.py.wav</text:p>
          </table:table-cell>
          <table:table-cell office:value-type="string" calcext:value-type="string">
            <text:p>d:\Dropbox\2010-ICMC-MKG\soundifs\ifs-2008-01-22-a.py.wav</text:p>
          </table:table-cell>
          <table:table-cell table:style-name="ce2" office:value-type="date" office:date-value="2010-08-03T01:15:24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J54:.M5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stereo.wav</text:p>
          </table:table-cell>
          <table:table-cell office:value-type="string" calcext:value-type="string">
            <text:p>d:\Dropbox\2010-ICMC-MKG\soundifs\ifs-2008-01-24-a.py.stereo.wav</text:p>
          </table:table-cell>
          <table:table-cell table:style-name="ce2" office:value-type="date" office:date-value="2010-08-03T01:15:32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J55:.M5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stereo.wav</text:p>
          </table:table-cell>
          <table:table-cell office:value-type="string" calcext:value-type="string">
            <text:p>d:\Dropbox\2010-ICMC-MKG\soundifs\ifs-2008-05-23-a.py.stereo.wav</text:p>
          </table:table-cell>
          <table:table-cell table:style-name="ce2" office:value-type="date" office:date-value="2010-08-03T01:15:36.999999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J56:.M5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7-a.py.wav</text:p>
          </table:table-cell>
          <table:table-cell office:value-type="string" calcext:value-type="string">
            <text:p>d:\Dropbox\2010-ICMC-MKG\soundifs\ifs-2008-05-27-a.py.wav</text:p>
          </table:table-cell>
          <table:table-cell table:style-name="ce2" office:value-type="date" office:date-value="2010-08-03T01:15:41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J57:.M5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2-26-a.py.wav</text:p>
          </table:table-cell>
          <table:table-cell office:value-type="string" calcext:value-type="string">
            <text:p>d:\Dropbox\2010-ICMC-MKG\soundifs\ifs-2009-02-26-a.py.wav</text:p>
          </table:table-cell>
          <table:table-cell table:style-name="ce2" office:value-type="date" office:date-value="2010-08-03T01:15:44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J58:.M5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wav</text:p>
          </table:table-cell>
          <table:table-cell office:value-type="string" calcext:value-type="string">
            <text:p>d:\Dropbox\2010-ICMC-MKG\soundifs\ifs-2009-03-01-a.py.wav</text:p>
          </table:table-cell>
          <table:table-cell table:style-name="ce2" office:value-type="date" office:date-value="2010-08-03T01:15:47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J59:.M5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2-a.py.stereo.wav</text:p>
          </table:table-cell>
          <table:table-cell office:value-type="string" calcext:value-type="string">
            <text:p>d:\Dropbox\2010-ICMC-MKG\soundifs\ifs-2009-03-02-a.py.stereo.wav</text:p>
          </table:table-cell>
          <table:table-cell table:style-name="ce2" office:value-type="date" office:date-value="2010-08-03T01:15:47.999999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J60:.M6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3-a.py.stereo.wav</text:p>
          </table:table-cell>
          <table:table-cell office:value-type="string" calcext:value-type="string">
            <text:p>d:\Dropbox\2010-ICMC-MKG\soundifs\ifs-2009-03-03-a.py.stereo.wav</text:p>
          </table:table-cell>
          <table:table-cell table:style-name="ce2" office:value-type="date" office:date-value="2010-08-03T01:15:4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J61:.M6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stereo.wav</text:p>
          </table:table-cell>
          <table:table-cell office:value-type="string" calcext:value-type="string">
            <text:p>d:\Dropbox\2010-ICMC-MKG\soundifs\ifs-2009-03-04-a.py.stereo.wav</text:p>
          </table:table-cell>
          <table:table-cell table:style-name="ce2" office:value-type="date" office:date-value="2010-08-03T01:15:49.999999" calcext:value-type="date">
            <text:p>08/03/10 01:15 AM</text:p>
          </table:table-cell>
          <table:table-cell table:style-name="ce6" office:value-type="string" calcext:value-type="string">
            <text:p>Attic</text:p>
          </table:table-cell>
          <table:table-cell table:formula="of:=COUNTBLANK([.J62:.M6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a.wav</text:p>
          </table:table-cell>
          <table:table-cell office:value-type="string" calcext:value-type="string">
            <text:p>d:\Dropbox\2010-ICMC-MKG\soundifs\ifs-a.wav</text:p>
          </table:table-cell>
          <table:table-cell table:style-name="ce2" office:value-type="date" office:date-value="2010-08-03T01:15:57.999999" calcext:value-type="date">
            <text:p>08/03/10 01:15 AM</text:p>
          </table:table-cell>
          <table:table-cell office:value-type="string" calcext:value-type="string">
            <text:p>Attic</text:p>
          </table:table-cell>
          <table:table-cell table:formula="of:=COUNTBLANK([.J63:.M6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c.py.wav</text:p>
          </table:table-cell>
          <table:table-cell office:value-type="string" calcext:value-type="string">
            <text:p>d:\Dropbox\2010-ICMC-MKG\soundifs\ifs-c.py.wav</text:p>
          </table:table-cell>
          <table:table-cell table:style-name="ce2" office:value-type="date" office:date-value="2010-08-03T01:16:02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J64:.M6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d.py.wav</text:p>
          </table:table-cell>
          <table:table-cell office:value-type="string" calcext:value-type="string">
            <text:p>d:\Dropbox\2010-ICMC-MKG\soundifs\ifs-d.py.wav</text:p>
          </table:table-cell>
          <table:table-cell table:style-name="ce2" office:value-type="date" office:date-value="2010-08-03T01:16:04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J65:.M6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e.py.wav</text:p>
          </table:table-cell>
          <table:table-cell office:value-type="string" calcext:value-type="string">
            <text:p>d:\Dropbox\2010-ICMC-MKG\soundifs\ifs-e.py.wav</text:p>
          </table:table-cell>
          <table:table-cell table:style-name="ce2" office:value-type="date" office:date-value="2010-08-03T01:16:05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J66:.M6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f.py.wav</text:p>
          </table:table-cell>
          <table:table-cell office:value-type="string" calcext:value-type="string">
            <text:p>d:\Dropbox\2010-ICMC-MKG\soundifs\ifs-f.py.wav</text:p>
          </table:table-cell>
          <table:table-cell table:style-name="ce2" office:value-type="date" office:date-value="2010-08-03T01:16:0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J67:.M6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h.py.wav</text:p>
          </table:table-cell>
          <table:table-cell office:value-type="string" calcext:value-type="string">
            <text:p>d:\Dropbox\2010-ICMC-MKG\soundifs\ifs-h.py.wav</text:p>
          </table:table-cell>
          <table:table-cell table:style-name="ce2" office:value-type="date" office:date-value="2010-08-03T01:16:0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J68:.M6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k.py.wav</text:p>
          </table:table-cell>
          <table:table-cell office:value-type="string" calcext:value-type="string">
            <text:p>d:\Dropbox\2010-ICMC-MKG\soundifs\ifs-k.py.wav</text:p>
          </table:table-cell>
          <table:table-cell table:style-name="ce2" office:value-type="date" office:date-value="2010-08-03T01:16:17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J69:.M6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l.py.wav</text:p>
          </table:table-cell>
          <table:table-cell office:value-type="string" calcext:value-type="string">
            <text:p>d:\Dropbox\2010-ICMC-MKG\soundifs\ifs-l.py.wav</text:p>
          </table:table-cell>
          <table:table-cell table:style-name="ce2" office:value-type="date" office:date-value="2010-08-03T01:16:18" calcext:value-type="date">
            <text:p>08/03/10 01:16 AM</text:p>
          </table:table-cell>
          <table:table-cell office:value-type="string" calcext:value-type="string">
            <text:p>Attic</text:p>
          </table:table-cell>
          <table:table-cell table:formula="of:=COUNTBLANK([.J70:.M7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m.py.wav</text:p>
          </table:table-cell>
          <table:table-cell office:value-type="string" calcext:value-type="string">
            <text:p>d:\Dropbox\2010-ICMC-MKG\soundifs\ifs-m.py.wav</text:p>
          </table:table-cell>
          <table:table-cell table:style-name="ce2" office:value-type="date" office:date-value="2010-08-03T01:16:20" calcext:value-type="date">
            <text:p>08/03/10 01:16 AM</text:p>
          </table:table-cell>
          <table:table-cell table:style-name="ce6" office:value-type="string" calcext:value-type="string">
            <text:p>Attic</text:p>
          </table:table-cell>
          <table:table-cell table:formula="of:=COUNTBLANK([.J71:.M7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wav</text:p>
          </table:table-cell>
          <table:table-cell office:value-type="string" calcext:value-type="string">
            <text:p>d:\Dropbox\2010-ICMC-MKG\60x60\mkg-2009-12-30-4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J72:.M7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wav</text:p>
          </table:table-cell>
          <table:table-cell office:value-type="string" calcext:value-type="string">
            <text:p>d:\Dropbox\2010-ICMC-MKG\60x60\mkg-2009-12-30-6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J73:.M7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7.py.output.wav</text:p>
          </table:table-cell>
          <table:table-cell office:value-type="string" calcext:value-type="string">
            <text:p>d:\Dropbox\2010-ICMC-MKG\60x60\mkg-2009-12-30-7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J74:.M7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wav</text:p>
          </table:table-cell>
          <table:table-cell office:value-type="string" calcext:value-type="string">
            <text:p>d:\Dropbox\2010-ICMC-MKG\60x60\mkg-2009-12-30-8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J75:.M7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wav</text:p>
          </table:table-cell>
          <table:table-cell office:value-type="string" calcext:value-type="string">
            <text:p>d:\Dropbox\2010-ICMC-MKG\mkg-2009-09-14-o\mkg-2009-09-14-o.py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Attic</text:p>
          </table:table-cell>
          <table:table-cell table:formula="of:=COUNTBLANK([.J76:.M7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2.wav</text:p>
          </table:table-cell>
          <table:table-cell office:value-type="string" calcext:value-type="string">
            <text:p>d:\Dropbox\2010-ICMC-MKG\soundifs\Apophysis-090301-1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77:.M7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grains.wav</text:p>
          </table:table-cell>
          <table:table-cell office:value-type="string" calcext:value-type="string">
            <text:p>d:\Dropbox\2010-ICMC-MKG\soundifs\Apophysis-090301-17.grains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78:.M7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2.wav</text:p>
          </table:table-cell>
          <table:table-cell office:value-type="string" calcext:value-type="string">
            <text:p>d:\Dropbox\2010-ICMC-MKG\soundifs\Apophysis-090301-4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79:.M7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6.wav</text:p>
          </table:table-cell>
          <table:table-cell office:value-type="string" calcext:value-type="string">
            <text:p>d:\Dropbox\2010-ICMC-MKG\soundifs\Apophysis-090301-6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80:.M8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1.wav</text:p>
          </table:table-cell>
          <table:table-cell office:value-type="string" calcext:value-type="string">
            <text:p>d:\Dropbox\2010-ICMC-MKG\soundifs\Apophysis-091202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81:.M8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2-102.wav</text:p>
          </table:table-cell>
          <table:table-cell office:value-type="string" calcext:value-type="string">
            <text:p>d:\Dropbox\2010-ICMC-MKG\soundifs\Apophysis-091202-10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82:.M8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3.wav</text:p>
          </table:table-cell>
          <table:table-cell office:value-type="string" calcext:value-type="string">
            <text:p>d:\Dropbox\2010-ICMC-MKG\soundifs\Apophysis-091203-10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83:.M8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4.wav</text:p>
          </table:table-cell>
          <table:table-cell office:value-type="string" calcext:value-type="string">
            <text:p>d:\Dropbox\2010-ICMC-MKG\soundifs\Apophysis-091203-104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84:.M8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3-105.wav</text:p>
          </table:table-cell>
          <table:table-cell office:value-type="string" calcext:value-type="string">
            <text:p>d:\Dropbox\2010-ICMC-MKG\soundifs\Apophysis-091203-105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85:.M8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.wav</text:p>
          </table:table-cell>
          <table:table-cell office:value-type="string" calcext:value-type="string">
            <text:p>d:\Dropbox\2010-ICMC-MKG\soundifs\Apophysis-091206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86:.M8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101.wav</text:p>
          </table:table-cell>
          <table:table-cell office:value-type="string" calcext:value-type="string">
            <text:p>d:\Dropbox\2010-ICMC-MKG\soundifs\Apophysis-091206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87:.M8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a.wav</text:p>
          </table:table-cell>
          <table:table-cell office:value-type="string" calcext:value-type="string">
            <text:p>d:\Dropbox\2010-ICMC-MKG\soundifs\Apophysis-091206-a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88:.M8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b.wav</text:p>
          </table:table-cell>
          <table:table-cell office:value-type="string" calcext:value-type="string">
            <text:p>d:\Dropbox\2010-ICMC-MKG\soundifs\Apophysis-091206-b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89:.M8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c.wav</text:p>
          </table:table-cell>
          <table:table-cell office:value-type="string" calcext:value-type="string">
            <text:p>d:\Dropbox\2010-ICMC-MKG\soundifs\Apophysis-091206-c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90:.M9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d.wav</text:p>
          </table:table-cell>
          <table:table-cell office:value-type="string" calcext:value-type="string">
            <text:p>d:\Dropbox\2010-ICMC-MKG\soundifs\Apophysis-091206-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91:.M9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7-a.wav</text:p>
          </table:table-cell>
          <table:table-cell office:value-type="string" calcext:value-type="string">
            <text:p>d:\Dropbox\2010-ICMC-MKG\soundifs\Apophysis-091207-a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92:.M9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3.wav</text:p>
          </table:table-cell>
          <table:table-cell office:value-type="string" calcext:value-type="string">
            <text:p>d:\Dropbox\2010-ICMC-MKG\soundifs\Apophysis-091225-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93:.M9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6.wav</text:p>
          </table:table-cell>
          <table:table-cell office:value-type="string" calcext:value-type="string">
            <text:p>d:\Dropbox\2010-ICMC-MKG\soundifs\Apophysis-091225-6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94:.M9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7.wav</text:p>
          </table:table-cell>
          <table:table-cell office:value-type="string" calcext:value-type="string">
            <text:p>d:\Dropbox\2010-ICMC-MKG\soundifs\Apophysis-091225-7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95:.M9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5-8.wav</text:p>
          </table:table-cell>
          <table:table-cell office:value-type="string" calcext:value-type="string">
            <text:p>d:\Dropbox\2010-ICMC-MKG\soundifs\Apophysis-091225-8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96:.M9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1.wav</text:p>
          </table:table-cell>
          <table:table-cell office:value-type="string" calcext:value-type="string">
            <text:p>d:\Dropbox\2010-ICMC-MKG\soundifs\Apophysis-091228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97:.M9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2.wav</text:p>
          </table:table-cell>
          <table:table-cell office:value-type="string" calcext:value-type="string">
            <text:p>d:\Dropbox\2010-ICMC-MKG\soundifs\Apophysis-091228-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98:.M9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4.wav</text:p>
          </table:table-cell>
          <table:table-cell office:value-type="string" calcext:value-type="string">
            <text:p>d:\Dropbox\2010-ICMC-MKG\soundifs\Apophysis-091228-4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6" office:value-type="string" calcext:value-type="string">
            <text:p>Attic</text:p>
          </table:table-cell>
          <table:table-cell table:formula="of:=COUNTBLANK([.J99:.M9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28-5.wav</text:p>
          </table:table-cell>
          <table:table-cell office:value-type="string" calcext:value-type="string">
            <text:p>d:\Dropbox\2010-ICMC-MKG\soundifs\Apophysis-091228-5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100:.M10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-1.py.wav</text:p>
          </table:table-cell>
          <table:table-cell office:value-type="string" calcext:value-type="string">
            <text:p>d:\Dropbox\2010-ICMC-MKG\soundifs\ifs-b-1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Attic</text:p>
          </table:table-cell>
          <table:table-cell table:formula="of:=COUNTBLANK([.J101:.M10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wav</text:p>
          </table:table-cell>
          <table:table-cell office:value-type="string" calcext:value-type="string">
            <text:p>d:\Dropbox\studio\mkg-2009-09-14-s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J102:.M10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wav</text:p>
          </table:table-cell>
          <table:table-cell office:value-type="string" calcext:value-type="string">
            <text:p>d:\Dropbox\studio\mkg-2009-09-14-t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Attic</text:p>
          </table:table-cell>
          <table:table-cell table:formula="of:=COUNTBLANK([.J103:.M10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-current.wav</text:p>
          </table:table-cell>
          <table:table-cell office:value-type="string" calcext:value-type="string">
            <text:p>c:\Users\mike\Documents\icmc2006-mkg\icmcpiece-current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J104:.M10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1.wav</text:p>
          </table:table-cell>
          <table:table-cell office:value-type="string" calcext:value-type="string">
            <text:p>c:\Users\mike\Documents\icmc2006-mkg\icmcpiece1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J105:.M10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2.wav</text:p>
          </table:table-cell>
          <table:table-cell office:value-type="string" calcext:value-type="string">
            <text:p>c:\Users\mike\Documents\icmc2006-mkg\icmcpiece2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J106:.M10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cmcpiece3.wav</text:p>
          </table:table-cell>
          <table:table-cell office:value-type="string" calcext:value-type="string">
            <text:p>c:\Users\mike\Documents\icmc2006-mkg\icmcpiece3.wav</text:p>
          </table:table-cell>
          <table:table-cell table:style-name="ce2" office:value-type="date" office:date-value="2010-08-03T03:32:13" calcext:value-type="date">
            <text:p>08/03/10 03:32 AM</text:p>
          </table:table-cell>
          <table:table-cell office:value-type="string" calcext:value-type="string">
            <text:p>Attic</text:p>
          </table:table-cell>
          <table:table-cell table:formula="of:=COUNTBLANK([.J107:.M10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gen_silencio.wav</text:p>
          </table:table-cell>
          <table:table-cell office:value-type="string" calcext:value-type="string">
            <text:p>c:\Users\mike\Documents\silencio\lua_scoregen_silencio.wav</text:p>
          </table:table-cell>
          <table:table-cell table:style-name="ce2" office:value-type="date" office:date-value="2011-11-10T01:13:39" calcext:value-type="date">
            <text:p>11/10/11 01:13 AM</text:p>
          </table:table-cell>
          <table:table-cell office:value-type="string" calcext:value-type="string">
            <text:p>Attic</text:p>
          </table:table-cell>
          <table:table-cell table:formula="of:=COUNTBLANK([.J108:.M10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norm.wav</text:p>
          </table:table-cell>
          <table:table-cell office:value-type="string" calcext:value-type="string">
            <text:p>c:\Users\mike\Documents\silencio\MyScore.norm.wav</text:p>
          </table:table-cell>
          <table:table-cell table:style-name="ce2" office:value-type="date" office:date-value="2011-11-13T02:21:23" calcext:value-type="date">
            <text:p>11/13/11 02:21 AM</text:p>
          </table:table-cell>
          <table:table-cell office:value-type="string" calcext:value-type="string">
            <text:p>Attic</text:p>
          </table:table-cell>
          <table:table-cell table:formula="of:=COUNTBLANK([.J109:.M10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norm.wav</text:p>
          </table:table-cell>
          <table:table-cell office:value-type="string" calcext:value-type="string">
            <text:p>d:\Dropbox\music\Untouching-GCG-8-1.norm.wav</text:p>
          </table:table-cell>
          <table:table-cell table:style-name="ce2" office:value-type="date" office:date-value="2013-03-09T12:00:55" calcext:value-type="date">
            <text:p>03/09/13 12:00 PM</text:p>
          </table:table-cell>
          <table:table-cell office:value-type="string" calcext:value-type="string">
            <text:p>Attic</text:p>
          </table:table-cell>
          <table:table-cell table:formula="of:=COUNTBLANK([.J110:.M11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norm.wav</text:p>
          </table:table-cell>
          <table:table-cell office:value-type="string" calcext:value-type="string">
            <text:p>d:\Dropbox\music\Yellow_Leaves\Yellow_Leaves_9.norm.wav</text:p>
          </table:table-cell>
          <table:table-cell table:style-name="ce2" office:value-type="date" office:date-value="2013-03-09T12:02:3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J111:.M11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norm.wav</text:p>
          </table:table-cell>
          <table:table-cell office:value-type="string" calcext:value-type="string">
            <text:p>d:\Dropbox\music\Untouching\Untouching-GCG-8-5.norm.wav</text:p>
          </table:table-cell>
          <table:table-cell table:style-name="ce2" office:value-type="date" office:date-value="2013-03-09T12:02:56" calcext:value-type="date">
            <text:p>03/09/13 12:02 PM</text:p>
          </table:table-cell>
          <table:table-cell office:value-type="string" calcext:value-type="string">
            <text:p>Attic</text:p>
          </table:table-cell>
          <table:table-cell table:formula="of:=COUNTBLANK([.J112:.M11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norm.wav</text:p>
          </table:table-cell>
          <table:table-cell office:value-type="string" calcext:value-type="string">
            <text:p>d:\Dropbox\music\Study_4\Study.4.norm.wav</text:p>
          </table:table-cell>
          <table:table-cell table:style-name="ce2" office:value-type="date" office:date-value="2013-03-09T12:03:25" calcext:value-type="date">
            <text:p>03/09/13 12:03 PM</text:p>
          </table:table-cell>
          <table:table-cell office:value-type="string" calcext:value-type="string">
            <text:p>Attic</text:p>
          </table:table-cell>
          <table:table-cell table:formula="of:=COUNTBLANK([.J113:.M11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wav</text:p>
          </table:table-cell>
          <table:table-cell office:value-type="string" calcext:value-type="string">
            <text:p>d:\Dropbox\music\mkg-2008-07-28\mkg-2008-07-28-a-3.wav</text:p>
          </table:table-cell>
          <table:table-cell table:style-name="ce2" office:value-type="date" office:date-value="2013-03-09T12:05:01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J114:.M11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cd.wav</text:p>
          </table:table-cell>
          <table:table-cell office:value-type="string" calcext:value-type="string">
            <text:p>d:\Dropbox\music\mkg-2008-06-15-d\mkg-2008-06-15-d-3.cd.wav</text:p>
          </table:table-cell>
          <table:table-cell table:style-name="ce2" office:value-type="date" office:date-value="2013-03-09T12:05:04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J115:.M11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Example1.wav</text:p>
          </table:table-cell>
          <table:table-cell office:value-type="string" calcext:value-type="string">
            <text:p>d:\Dropbox\music\ComposingInC++\Example1.wav</text:p>
          </table:table-cell>
          <table:table-cell table:style-name="ce2" office:value-type="date" office:date-value="2013-03-09T12:05:32" calcext:value-type="date">
            <text:p>03/09/13 12:05 PM</text:p>
          </table:table-cell>
          <table:table-cell office:value-type="string" calcext:value-type="string">
            <text:p>Attic</text:p>
          </table:table-cell>
          <table:table-cell table:formula="of:=COUNTBLANK([.J116:.M11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ua_score_generator.wav</text:p>
          </table:table-cell>
          <table:table-cell office:value-type="string" calcext:value-type="string">
            <text:p>d:\Dropbox\2011-CSound-MKG\LuaCsound\lua_score_generator.wav</text:p>
          </table:table-cell>
          <table:table-cell table:style-name="ce2" office:value-type="date" office:date-value="2013-03-09T12:13:26" calcext:value-type="date">
            <text:p>03/09/13 12:13 PM</text:p>
          </table:table-cell>
          <table:table-cell office:value-type="string" calcext:value-type="string">
            <text:p>Attic</text:p>
          </table:table-cell>
          <table:table-cell table:formula="of:=COUNTBLANK([.J117:.M11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-c.wav</text:p>
          </table:table-cell>
          <table:table-cell office:value-type="string" calcext:value-type="string">
            <text:p>d:\Dropbox\music\Untouching\Untouching-1-c.wav</text:p>
          </table:table-cell>
          <table:table-cell table:style-name="ce2" office:value-type="date" office:date-value="2013-03-21T12:45:27" calcext:value-type="date">
            <text:p>03/21/13 12:45 PM</text:p>
          </table:table-cell>
          <table:table-cell office:value-type="string" calcext:value-type="string">
            <text:p>Attic</text:p>
          </table:table-cell>
          <table:table-cell table:formula="of:=COUNTBLANK([.J118:.M11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loudStrata.wav</text:p>
          </table:table-cell>
          <table:table-cell office:value-type="string" calcext:value-type="string">
            <text:p>d:\Dropbox\Talks\Brad's class\My Way\CloudStrata.wav</text:p>
          </table:table-cell>
          <table:table-cell table:style-name="ce2" office:value-type="date" office:date-value="2013-04-11T16:08:36" calcext:value-type="date">
            <text:p>04/11/13 04:08 PM</text:p>
          </table:table-cell>
          <table:table-cell office:value-type="string" calcext:value-type="string">
            <text:p>Attic</text:p>
          </table:table-cell>
          <table:table-cell table:formula="of:=COUNTBLANK([.J119:.M11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norm.wav</text:p>
          </table:table-cell>
          <table:table-cell office:value-type="string" calcext:value-type="string">
            <text:p>d:\Dropbox\music\Yellow_Leaves\Yellow_Leaves_13-1.norm.wav</text:p>
          </table:table-cell>
          <table:table-cell table:style-name="ce2" office:value-type="date" office:date-value="2013-04-11T23:35:09" calcext:value-type="date">
            <text:p>04/11/13 11:35 PM</text:p>
          </table:table-cell>
          <table:table-cell office:value-type="string" calcext:value-type="string">
            <text:p>Attic</text:p>
          </table:table-cell>
          <table:table-cell table:formula="of:=COUNTBLANK([.J120:.M12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norm.wav</text:p>
          </table:table-cell>
          <table:table-cell office:value-type="string" calcext:value-type="string">
            <text:p>d:\Dropbox\music\Yellow_Leaves\Yellow_Leaves_13-2.norm.wav</text:p>
          </table:table-cell>
          <table:table-cell table:style-name="ce2" office:value-type="date" office:date-value="2013-04-19T02:53:08.000002" calcext:value-type="date">
            <text:p>04/19/13 02:53 AM</text:p>
          </table:table-cell>
          <table:table-cell office:value-type="string" calcext:value-type="string">
            <text:p>Attic</text:p>
          </table:table-cell>
          <table:table-cell table:formula="of:=COUNTBLANK([.J121:.M12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och.wav</text:p>
          </table:table-cell>
          <table:table-cell office:value-type="string" calcext:value-type="string">
            <text:p>d:\Dropbox\tutorial\code\05_Koch\koch.wav</text:p>
          </table:table-cell>
          <table:table-cell table:style-name="ce2" office:value-type="date" office:date-value="2013-04-28T19:56:57" calcext:value-type="date">
            <text:p>04/28/13 07:56 PM</text:p>
          </table:table-cell>
          <table:table-cell office:value-type="string" calcext:value-type="string">
            <text:p>Attic</text:p>
          </table:table-cell>
          <table:table-cell table:formula="of:=COUNTBLANK([.J122:.M12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ellular.wav</text:p>
          </table:table-cell>
          <table:table-cell office:value-type="string" calcext:value-type="string">
            <text:p>d:\Dropbox\tutorial\code\01_DiceGame\cellular.wav</text:p>
          </table:table-cell>
          <table:table-cell table:style-name="ce2" office:value-type="date" office:date-value="2013-04-28T22:40:38" calcext:value-type="date">
            <text:p>04/28/13 10:40 PM</text:p>
          </table:table-cell>
          <table:table-cell office:value-type="string" calcext:value-type="string">
            <text:p>Attic</text:p>
          </table:table-cell>
          <table:table-cell table:formula="of:=COUNTBLANK([.J123:.M12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double.wav</text:p>
          </table:table-cell>
          <table:table-cell office:value-type="string" calcext:value-type="string">
            <text:p>c:\Users\mike\development\csoundabx\difference\zodiac-double.wav</text:p>
          </table:table-cell>
          <table:table-cell table:style-name="ce2" office:value-type="date" office:date-value="2013-05-04T23:45:13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J124:.M12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float.wav</text:p>
          </table:table-cell>
          <table:table-cell office:value-type="string" calcext:value-type="string">
            <text:p>c:\Users\mike\development\csoundabx\difference\zodiac-float.wav</text:p>
          </table:table-cell>
          <table:table-cell table:style-name="ce2" office:value-type="date" office:date-value="2013-05-04T23:45:30" calcext:value-type="date">
            <text:p>05/04/13 11:45 PM</text:p>
          </table:table-cell>
          <table:table-cell office:value-type="string" calcext:value-type="string">
            <text:p>Attic</text:p>
          </table:table-cell>
          <table:table-cell table:formula="of:=COUNTBLANK([.J125:.M12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norm.wav</text:p>
          </table:table-cell>
          <table:table-cell office:value-type="string" calcext:value-type="string">
            <text:p>d:\Dropbox\music\Yellow_Leaves\Yellow_Leaves_13-3.norm.wav</text:p>
          </table:table-cell>
          <table:table-cell table:style-name="ce2" office:value-type="date" office:date-value="2013-05-06T13:30:39" calcext:value-type="date">
            <text:p>05/06/13 01:30 PM</text:p>
          </table:table-cell>
          <table:table-cell office:value-type="string" calcext:value-type="string">
            <text:p>Attic</text:p>
          </table:table-cell>
          <table:table-cell table:formula="of:=COUNTBLANK([.J126:.M12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norm.wav</text:p>
          </table:table-cell>
          <table:table-cell office:value-type="string" calcext:value-type="string">
            <text:p>d:\Dropbox\music\Yellow_Leaves\Yellow_Leaves_13-5.norm.wav</text:p>
          </table:table-cell>
          <table:table-cell table:style-name="ce2" office:value-type="date" office:date-value="2013-05-14T00:34:59" calcext:value-type="date">
            <text:p>05/14/13 12:34 AM</text:p>
          </table:table-cell>
          <table:table-cell office:value-type="string" calcext:value-type="string">
            <text:p>Attic</text:p>
          </table:table-cell>
          <table:table-cell table:formula="of:=COUNTBLANK([.J127:.M12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norm.wav</text:p>
          </table:table-cell>
          <table:table-cell office:value-type="string" calcext:value-type="string">
            <text:p>d:\Dropbox\music\Yellow_Leaves\Yellow_Leaves_13-4.norm.wav</text:p>
          </table:table-cell>
          <table:table-cell table:style-name="ce2" office:value-type="date" office:date-value="2013-05-18T15:43:32" calcext:value-type="date">
            <text:p>05/18/13 03:43 PM</text:p>
          </table:table-cell>
          <table:table-cell office:value-type="string" calcext:value-type="string">
            <text:p>Attic</text:p>
          </table:table-cell>
          <table:table-cell table:formula="of:=COUNTBLANK([.J128:.M12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norm.wav</text:p>
          </table:table-cell>
          <table:table-cell office:value-type="string" calcext:value-type="string">
            <text:p>d:\Dropbox\music\Yellow_Leaves\Yellow_Leaves_13-7.norm.wav</text:p>
          </table:table-cell>
          <table:table-cell table:style-name="ce2" office:value-type="date" office:date-value="2013-05-27T15:55:51" calcext:value-type="date">
            <text:p>05/27/13 03:55 PM</text:p>
          </table:table-cell>
          <table:table-cell office:value-type="string" calcext:value-type="string">
            <text:p>Attic</text:p>
          </table:table-cell>
          <table:table-cell table:formula="of:=COUNTBLANK([.J129:.M12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norm.wav</text:p>
          </table:table-cell>
          <table:table-cell office:value-type="string" calcext:value-type="string">
            <text:p>d:\Dropbox\music\Yellow_Leaves\Yellow_Leaves_13-6.norm.wav</text:p>
          </table:table-cell>
          <table:table-cell table:style-name="ce2" office:value-type="date" office:date-value="2013-05-29T13:28:17" calcext:value-type="date">
            <text:p>05/29/13 01:28 PM</text:p>
          </table:table-cell>
          <table:table-cell office:value-type="string" calcext:value-type="string">
            <text:p>Attic</text:p>
          </table:table-cell>
          <table:table-cell table:formula="of:=COUNTBLANK([.J130:.M13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norm.wav</text:p>
          </table:table-cell>
          <table:table-cell office:value-type="string" calcext:value-type="string">
            <text:p>d:\Dropbox\music\Yellow_Leaves\Yellow_Leaves_13-7new.norm.wav</text:p>
          </table:table-cell>
          <table:table-cell table:style-name="ce2" office:value-type="date" office:date-value="2013-06-22T13:35:06.999999" calcext:value-type="date">
            <text:p>06/22/13 01:35 PM</text:p>
          </table:table-cell>
          <table:table-cell office:value-type="string" calcext:value-type="string">
            <text:p>Attic</text:p>
          </table:table-cell>
          <table:table-cell table:formula="of:=COUNTBLANK([.J131:.M13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wav</text:p>
          </table:table-cell>
          <table:table-cell office:value-type="string" calcext:value-type="string">
            <text:p>d:\Dropbox\music\Blue_Leaves\Blue_Leaves.wav</text:p>
          </table:table-cell>
          <table:table-cell table:style-name="ce2" office:value-type="date" office:date-value="2013-08-22T11:36:18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J132:.M13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cd.wav</text:p>
          </table:table-cell>
          <table:table-cell office:value-type="string" calcext:value-type="string">
            <text:p>d:\Dropbox\music\Blue_Leaves\Blue_Leaves.cd.wav</text:p>
          </table:table-cell>
          <table:table-cell table:style-name="ce2" office:value-type="date" office:date-value="2013-08-22T11:36:25.000002" calcext:value-type="date">
            <text:p>08/22/13 11:36 AM</text:p>
          </table:table-cell>
          <table:table-cell office:value-type="string" calcext:value-type="string">
            <text:p>Attic</text:p>
          </table:table-cell>
          <table:table-cell table:formula="of:=COUNTBLANK([.J133:.M13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.py.wav</text:p>
          </table:table-cell>
          <table:table-cell office:value-type="string" calcext:value-type="string">
            <text:p>d:\Dropbox\2014-NYCEMF-MKG\attic\csound-2004-12-12--19.55.12\csound-2004-12-12--19.55.12.py.wav</text:p>
          </table:table-cell>
          <table:table-cell table:style-name="ce2" office:value-type="date" office:date-value="2014-01-15T00:39:29" calcext:value-type="date">
            <text:p>01/15/14 12:39 AM</text:p>
          </table:table-cell>
          <table:table-cell office:value-type="string" calcext:value-type="string">
            <text:p>Attic</text:p>
          </table:table-cell>
          <table:table-cell table:formula="of:=COUNTBLANK([.J134:.M13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7.csd.wav</text:p>
          </table:table-cell>
          <table:table-cell office:value-type="string" calcext:value-type="string">
            <text:p>d:\Dropbox\2014-ICMC-MKG\Green_Leaves_07.csd.wav</text:p>
          </table:table-cell>
          <table:table-cell table:style-name="ce2" office:value-type="date" office:date-value="2014-03-28T22:32:21" calcext:value-type="date">
            <text:p>03/28/14 10:32 PM</text:p>
          </table:table-cell>
          <table:table-cell office:value-type="string" calcext:value-type="string">
            <text:p>Attic</text:p>
          </table:table-cell>
          <table:table-cell table:formula="of:=COUNTBLANK([.J135:.M13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reen_Leaves_08.csd.wav</text:p>
          </table:table-cell>
          <table:table-cell office:value-type="string" calcext:value-type="string">
            <text:p>d:\Dropbox\2014-ICMC-MKG\Green_Leaves_08.csd.wav</text:p>
          </table:table-cell>
          <table:table-cell table:style-name="ce2" office:value-type="date" office:date-value="2014-03-30T22:26:04" calcext:value-type="date">
            <text:p>03/30/14 10:26 PM</text:p>
          </table:table-cell>
          <table:table-cell office:value-type="string" calcext:value-type="string">
            <text:p>Attic</text:p>
          </table:table-cell>
          <table:table-cell table:formula="of:=COUNTBLANK([.J136:.M13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normalized.wav</text:p>
          </table:table-cell>
          <table:table-cell office:value-type="string" calcext:value-type="string">
            <text:p>d:\Dropbox\2015-09-01 ICSC\html\Poustinia-normalized.wav</text:p>
          </table:table-cell>
          <table:table-cell table:style-name="ce2" office:value-type="date" office:date-value="2015-09-15T01:57:28" calcext:value-type="date">
            <text:p>09/15/15 01:57 AM</text:p>
          </table:table-cell>
          <table:table-cell office:value-type="string" calcext:value-type="string">
            <text:p>Attic</text:p>
          </table:table-cell>
          <table:table-cell table:formula="of:=COUNTBLANK([.J137:.M13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d.wav</text:p>
          </table:table-cell>
          <table:table-cell office:value-type="string" calcext:value-type="string">
            <text:p>d:\Dropbox\2015-09-01 ICSC\html\Poustinia-d.wav</text:p>
          </table:table-cell>
          <table:table-cell table:style-name="ce2" office:value-type="date" office:date-value="2015-09-16T01:17:22" calcext:value-type="date">
            <text:p>09/16/15 01:17 AM</text:p>
          </table:table-cell>
          <table:table-cell office:value-type="string" calcext:value-type="string">
            <text:p>Attic</text:p>
          </table:table-cell>
          <table:table-cell table:formula="of:=COUNTBLANK([.J138:.M13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rametric Lindenmayer System Study 1-2016_Nov_14_14_51_01.wav</text:p>
          </table:table-cell>
          <table:table-cell office:value-type="string" calcext:value-type="string">
            <text:p>d:\Dropbox\imparting_harmonies\Parametric Lindenmayer System Study 1-2016_Nov_14_14_51_01.wav</text:p>
          </table:table-cell>
          <table:table-cell table:style-name="ce2" office:value-type="date" office:date-value="2016-11-30T23:18:41" calcext:value-type="date">
            <text:p>11/30/16 11:18 PM</text:p>
          </table:table-cell>
          <table:table-cell office:value-type="string" calcext:value-type="string">
            <text:p>Attic</text:p>
          </table:table-cell>
          <table:table-cell table:formula="of:=COUNTBLANK([.J139:.M13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ac-tutorial-1.wav</text:p>
          </table:table-cell>
          <table:table-cell office:value-type="string" calcext:value-type="string">
            <text:p>d:\Dropbox\tutorial\csoundac-tutorial-1.wav</text:p>
          </table:table-cell>
          <table:table-cell table:style-name="ce2" office:value-type="date" office:date-value="2010-07-30T13:40:49" calcext:value-type="date">
            <text:p>07/30/10 01:40 PM</text:p>
          </table:table-cell>
          <table:table-cell office:value-type="string" calcext:value-type="string">
            <text:p>Delete</text:p>
          </table:table-cell>
          <table:table-cell table:formula="of:=COUNTBLANK([.J140:.M14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2.wav</text:p>
          </table:table-cell>
          <table:table-cell office:value-type="string" calcext:value-type="string">
            <text:p>d:\Dropbox\tutorial\code\toot2.wav</text:p>
          </table:table-cell>
          <table:table-cell table:style-name="ce2" office:value-type="date" office:date-value="2010-07-30T13:42:28" calcext:value-type="date">
            <text:p>07/30/10 01:42 PM</text:p>
          </table:table-cell>
          <table:table-cell office:value-type="string" calcext:value-type="string">
            <text:p>Delete</text:p>
          </table:table-cell>
          <table:table-cell table:formula="of:=COUNTBLANK([.J141:.M14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oot3.wav</text:p>
          </table:table-cell>
          <table:table-cell office:value-type="string" calcext:value-type="string">
            <text:p>d:\Dropbox\tutorial\code\toot3.wav</text:p>
          </table:table-cell>
          <table:table-cell table:style-name="ce2" office:value-type="date" office:date-value="2010-07-30T13:44:04" calcext:value-type="date">
            <text:p>07/30/10 01:44 PM</text:p>
          </table:table-cell>
          <table:table-cell office:value-type="string" calcext:value-type="string">
            <text:p>Delete</text:p>
          </table:table-cell>
          <table:table-cell table:formula="of:=COUNTBLANK([.J142:.M14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1.wav</text:p>
          </table:table-cell>
          <table:table-cell office:value-type="string" calcext:value-type="string">
            <text:p>d:\Dropbox\studio\01_workshop\counterpoint\test1.wav</text:p>
          </table:table-cell>
          <table:table-cell table:style-name="ce2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J143:.M14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2.wav</text:p>
          </table:table-cell>
          <table:table-cell office:value-type="string" calcext:value-type="string">
            <text:p>d:\Dropbox\studio\01_workshop\counterpoint\test2.wav</text:p>
          </table:table-cell>
          <table:table-cell table:style-name="ce2" office:value-type="date" office:date-value="2010-08-03T01:14:47" calcext:value-type="date">
            <text:p>08/03/10 01:14 AM</text:p>
          </table:table-cell>
          <table:table-cell office:value-type="string" calcext:value-type="string">
            <text:p>Delete</text:p>
          </table:table-cell>
          <table:table-cell table:formula="of:=COUNTBLANK([.J144:.M14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wav</text:p>
          </table:table-cell>
          <table:table-cell office:value-type="string" calcext:value-type="string">
            <text:p>d:\Dropbox\2010-ICMC-MKG\soundifs\ifs-b.wav</text:p>
          </table:table-cell>
          <table:table-cell table:style-name="ce2" office:value-type="date" office:date-value="2010-08-03T01:16:01" calcext:value-type="date">
            <text:p>08/03/10 01:16 AM</text:p>
          </table:table-cell>
          <table:table-cell office:value-type="string" calcext:value-type="string">
            <text:p>Delete</text:p>
          </table:table-cell>
          <table:table-cell table:formula="of:=COUNTBLANK([.J145:.M14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19.CHK.wav</text:p>
          </table:table-cell>
          <table:table-cell office:value-type="string" calcext:value-type="string">
            <text:p>d:\Dropbox\2010-ICMC-MKG\mkg-2009-09-14-o\FILE0019.CHK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J146:.M14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99.CHK.wav</text:p>
          </table:table-cell>
          <table:table-cell office:value-type="string" calcext:value-type="string">
            <text:p>d:\Dropbox\2010-ICMC-MKG\mkg-2009-09-14-o\FILE0099.CHK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J147:.M14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cd.wav</text:p>
          </table:table-cell>
          <table:table-cell office:value-type="string" calcext:value-type="string">
            <text:p>d:\Dropbox\2010-ICMC-MKG\mkg-2009-09-14-o\mkg-2009-09-14-o-1.py.cd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Delete</text:p>
          </table:table-cell>
          <table:table-cell table:formula="of:=COUNTBLANK([.J148:.M14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2.wav</text:p>
          </table:table-cell>
          <table:table-cell office:value-type="string" calcext:value-type="string">
            <text:p>d:\Dropbox\2010-ICMC-MKG\soundifs\Apophysis-090301-2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J149:.M14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40.wav</text:p>
          </table:table-cell>
          <table:table-cell office:value-type="string" calcext:value-type="string">
            <text:p>d:\Dropbox\2010-ICMC-MKG\soundifs\Apophysis-090301-40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J150:.M15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LE0025.CHK.wav</text:p>
          </table:table-cell>
          <table:table-cell office:value-type="string" calcext:value-type="string">
            <text:p>d:\Dropbox\2010-ICMC-MKG\soundifs\FILE0025.CHK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Delete</text:p>
          </table:table-cell>
          <table:table-cell table:formula="of:=COUNTBLANK([.J151:.M15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est.wav</text:p>
          </table:table-cell>
          <table:table-cell office:value-type="string" calcext:value-type="string">
            <text:p>c:\Users\mike\Documents\silencio\test.wav</text:p>
          </table:table-cell>
          <table:table-cell table:style-name="ce2" office:value-type="date" office:date-value="2011-11-10T00:28:15" calcext:value-type="date">
            <text:p>11/10/11 12:28 AM</text:p>
          </table:table-cell>
          <table:table-cell office:value-type="string" calcext:value-type="string">
            <text:p>Delete</text:p>
          </table:table-cell>
          <table:table-cell table:formula="of:=COUNTBLANK([.J152:.M15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.norm.wav</text:p>
          </table:table-cell>
          <table:table-cell office:value-type="string" calcext:value-type="string">
            <text:p>d:\Dropbox\Talks\Brad's class\My Way\Blue_Leaves_5a.norm.wav</text:p>
          </table:table-cell>
          <table:table-cell table:style-name="ce2" office:value-type="date" office:date-value="2013-04-11T16:08:46" calcext:value-type="date">
            <text:p>04/11/13 04:08 PM</text:p>
          </table:table-cell>
          <table:table-cell office:value-type="string" calcext:value-type="string">
            <text:p>Delete</text:p>
          </table:table-cell>
          <table:table-cell table:formula="of:=COUNTBLANK([.J153:.M15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igure-3.wav</text:p>
          </table:table-cell>
          <table:table-cell office:value-type="string" calcext:value-type="string">
            <text:p>d:\Dropbox\2009-ICMC-MKG\figure-3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Finish</text:p>
          </table:table-cell>
          <table:table-cell table:formula="of:=COUNTBLANK([.J154:.M15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92021__knufds__stream-02.wav</text:p>
          </table:table-cell>
          <table:table-cell office:value-type="string" calcext:value-type="string">
            <text:p>d:\Dropbox\acousmatic\92021__knufds__stream-02.wav</text:p>
          </table:table-cell>
          <table:table-cell table:style-name="ce2" office:value-type="date" office:date-value="2013-09-05T01:15:25" calcext:value-type="date">
            <text:p>09/05/13 01:15 AM</text:p>
          </table:table-cell>
          <table:table-cell office:value-type="string" calcext:value-type="string">
            <text:p>Material</text:p>
          </table:table-cell>
          <table:table-cell table:formula="of:=COUNTBLANK([.J155:.M15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M9.impulse.wav</text:p>
          </table:table-cell>
          <table:table-cell office:value-type="string" calcext:value-type="string">
            <text:p>d:\Dropbox\acousmatic\GM9.impulse.wav</text:p>
          </table:table-cell>
          <table:table-cell table:style-name="ce2" office:value-type="date" office:date-value="2013-09-05T01:27:41" calcext:value-type="date">
            <text:p>09/05/13 01:27 AM</text:p>
          </table:table-cell>
          <table:table-cell office:value-type="string" calcext:value-type="string">
            <text:p>Material</text:p>
          </table:table-cell>
          <table:table-cell table:formula="of:=COUNTBLANK([.J156:.M15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recise.wav</text:p>
          </table:table-cell>
          <table:table-cell office:value-type="string" calcext:value-type="string">
            <text:p>c:\Users\restore\AppData\Local\VirtualStore\precise.wav</text:p>
          </table:table-cell>
          <table:table-cell table:style-name="ce2" office:value-type="date" office:date-value="2016-03-17T15:16:35" calcext:value-type="date">
            <text:p>03/17/16 03:16 PM</text:p>
          </table:table-cell>
          <table:table-cell office:value-type="string" calcext:value-type="string">
            <text:p>Material</text:p>
          </table:table-cell>
          <table:table-cell table:formula="of:=COUNTBLANK([.J157:.M15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owl.wav</text:p>
          </table:table-cell>
          <table:table-cell office:value-type="string" calcext:value-type="string">
            <text:p>d:\Dropbox\imparting_harmonies\bowl.wav</text:p>
          </table:table-cell>
          <table:table-cell table:style-name="ce2" office:value-type="date" office:date-value="2016-09-07T22:50:35" calcext:value-type="date">
            <text:p>09/07/16 10:50 PM</text:p>
          </table:table-cell>
          <table:table-cell office:value-type="string" calcext:value-type="string">
            <text:p>Material</text:p>
          </table:table-cell>
          <table:table-cell table:formula="of:=COUNTBLANK([.J158:.M15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.wav</text:p>
          </table:table-cell>
          <table:table-cell office:value-type="string" calcext:value-type="string">
            <text:p>d:\Dropbox\imparting_harmonies\rain.wav</text:p>
          </table:table-cell>
          <table:table-cell table:style-name="ce2" office:value-type="date" office:date-value="2016-09-07T22:51:30" calcext:value-type="date">
            <text:p>09/07/16 10:51 PM</text:p>
          </table:table-cell>
          <table:table-cell office:value-type="string" calcext:value-type="string">
            <text:p>Material</text:p>
          </table:table-cell>
          <table:table-cell table:formula="of:=COUNTBLANK([.J159:.M15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rain_gutter_with_radio.wav</text:p>
          </table:table-cell>
          <table:table-cell office:value-type="string" calcext:value-type="string">
            <text:p>d:\Dropbox\imparting_harmonies\rain_gutter_with_radio.wav</text:p>
          </table:table-cell>
          <table:table-cell table:style-name="ce2" office:value-type="date" office:date-value="2016-09-07T22:52:09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J160:.M16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bee.wav</text:p>
          </table:table-cell>
          <table:table-cell office:value-type="string" calcext:value-type="string">
            <text:p>d:\Dropbox\imparting_harmonies\bluebee.wav</text:p>
          </table:table-cell>
          <table:table-cell table:style-name="ce2" office:value-type="date" office:date-value="2016-09-07T22:52:18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J161:.M16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nicare.wav</text:p>
          </table:table-cell>
          <table:table-cell office:value-type="string" calcext:value-type="string">
            <text:p>d:\Dropbox\imparting_harmonies\sonicare.wav</text:p>
          </table:table-cell>
          <table:table-cell table:style-name="ce2" office:value-type="date" office:date-value="2016-09-07T22:52:34" calcext:value-type="date">
            <text:p>09/07/16 10:52 PM</text:p>
          </table:table-cell>
          <table:table-cell office:value-type="string" calcext:value-type="string">
            <text:p>Material</text:p>
          </table:table-cell>
          <table:table-cell table:formula="of:=COUNTBLANK([.J162:.M16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ight.wav</text:p>
          </table:table-cell>
          <table:table-cell office:value-type="string" calcext:value-type="string">
            <text:p>d:\Dropbox\imparting_harmonies\night.wav</text:p>
          </table:table-cell>
          <table:table-cell table:style-name="ce2" office:value-type="date" office:date-value="2016-09-07T22:53:25" calcext:value-type="date">
            <text:p>09/07/16 10:53 PM</text:p>
          </table:table-cell>
          <table:table-cell office:value-type="string" calcext:value-type="string">
            <text:p>Material</text:p>
          </table:table-cell>
          <table:table-cell table:formula="of:=COUNTBLANK([.J163:.M16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3.wav</text:p>
          </table:table-cell>
          <table:table-cell office:value-type="string" calcext:value-type="string">
            <text:p>d:\Dropbox\2016-06-13 NYCEMF\Pieces\Fixed Media\TASCAM_0073.wav</text:p>
          </table:table-cell>
          <table:table-cell table:style-name="ce2" office:value-type="date" office:date-value="2016-09-07T22:54:06.999999" calcext:value-type="date">
            <text:p>09/07/16 10:54 PM</text:p>
          </table:table-cell>
          <table:table-cell office:value-type="string" calcext:value-type="string">
            <text:p>Material</text:p>
          </table:table-cell>
          <table:table-cell table:formula="of:=COUNTBLANK([.J164:.M16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ASCAM_0072S12.wav</text:p>
          </table:table-cell>
          <table:table-cell office:value-type="string" calcext:value-type="string">
            <text:p>d:\Dropbox\2016-06-13 NYCEMF\Pieces\Fixed Media\TASCAM_0072S12.wav</text:p>
          </table:table-cell>
          <table:table-cell table:style-name="ce2" office:value-type="date" office:date-value="2016-09-07T22:55:26" calcext:value-type="date">
            <text:p>09/07/16 10:55 PM</text:p>
          </table:table-cell>
          <table:table-cell office:value-type="string" calcext:value-type="string">
            <text:p>Material</text:p>
          </table:table-cell>
          <table:table-cell table:formula="of:=COUNTBLANK([.J165:.M16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rickets.wav</text:p>
          </table:table-cell>
          <table:table-cell office:value-type="string" calcext:value-type="string">
            <text:p>d:\Dropbox\imparting_harmonies\crickets.wav</text:p>
          </table:table-cell>
          <table:table-cell table:style-name="ce2" office:value-type="date" office:date-value="2016-09-07T22:59:21" calcext:value-type="date">
            <text:p>09/07/16 10:59 PM</text:p>
          </table:table-cell>
          <table:table-cell office:value-type="string" calcext:value-type="string">
            <text:p>Material</text:p>
          </table:table-cell>
          <table:table-cell table:formula="of:=COUNTBLANK([.J166:.M16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aino-mkg.wav</text:p>
          </table:table-cell>
          <table:table-cell office:value-type="string" calcext:value-type="string">
            <text:p>d:\Dropbox\imparting_harmonies\paino-mkg.wav</text:p>
          </table:table-cell>
          <table:table-cell table:style-name="ce2" office:value-type="date" office:date-value="2016-09-11T00:23:36" calcext:value-type="date">
            <text:p>09/11/16 12:23 AM</text:p>
          </table:table-cell>
          <table:table-cell office:value-type="string" calcext:value-type="string">
            <text:p>Material</text:p>
          </table:table-cell>
          <table:table-cell table:formula="of:=COUNTBLANK([.J167:.M16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19-a.wav</text:p>
          </table:table-cell>
          <table:table-cell office:value-type="string" calcext:value-type="string">
            <text:p>d:\Dropbox\studio\01_workshop\Nancarrow_Renderings\mkg-2009-02-19-a.wav</text:p>
          </table:table-cell>
          <table:table-cell table:style-name="ce2" office:value-type="date" office:date-value="2010-08-03T01:14:32" calcext:value-type="date">
            <text:p>08/03/10 01:14 AM</text:p>
          </table:table-cell>
          <table:table-cell office:value-type="string" calcext:value-type="string">
            <text:p>Not my master</text:p>
          </table:table-cell>
          <table:table-cell table:formula="of:=COUNTBLANK([.J168:.M16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CP_80_original_copy_copy.wav</text:p>
          </table:table-cell>
          <table:table-cell office:value-type="string" calcext:value-type="string">
            <text:p>d:\Dropbox\studio\01_workshop\Nancarrow_Renderings\NancarrowStudy21_CP_80_original_copy_copy.wav</text:p>
          </table:table-cell>
          <table:table-cell table:style-name="ce2" office:value-type="date" office:date-value="2010-08-03T01:16:30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J169:.M16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_F_E_Blanchet_copy.wav</text:p>
          </table:table-cell>
          <table:table-cell office:value-type="string" calcext:value-type="string">
            <text:p>d:\Dropbox\studio\01_workshop\Nancarrow_Renderings\NancarrowStudy21_F_E_Blanchet_copy.wav</text:p>
          </table:table-cell>
          <table:table-cell table:style-name="ce2" office:value-type="date" office:date-value="2010-08-03T01:16:33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J170:.M17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C3_Solo_Recording_Copy.wav</text:p>
          </table:table-cell>
          <table:table-cell office:value-type="string" calcext:value-type="string">
            <text:p>d:\Dropbox\studio\01_workshop\Nancarrow_Renderings\NancarrowStudy21-C3_Solo_Recording_Copy.wav</text:p>
          </table:table-cell>
          <table:table-cell table:style-name="ce2" office:value-type="date" office:date-value="2010-08-03T01:16:36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J171:.M17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NancarrowStudy21-Schoffstoss_pianoforte_copy.wav</text:p>
          </table:table-cell>
          <table:table-cell office:value-type="string" calcext:value-type="string">
            <text:p>d:\Dropbox\studio\01_workshop\Nancarrow_Renderings\NancarrowStudy21-Schoffstoss_pianoforte_copy.wav</text:p>
          </table:table-cell>
          <table:table-cell table:style-name="ce2" office:value-type="date" office:date-value="2010-08-03T01:16:38.999999" calcext:value-type="date">
            <text:p>08/03/10 01:16 AM</text:p>
          </table:table-cell>
          <table:table-cell office:value-type="string" calcext:value-type="string">
            <text:p>Not my master</text:p>
          </table:table-cell>
          <table:table-cell table:formula="of:=COUNTBLANK([.J172:.M17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wuerfelspiel.wav</text:p>
          </table:table-cell>
          <table:table-cell office:value-type="string" calcext:value-type="string">
            <text:p>d:\Dropbox\tutorial\code\01_DiceGame\wuerfelspiel.wav</text:p>
          </table:table-cell>
          <table:table-cell table:style-name="ce2" office:value-type="date" office:date-value="2013-04-28T19:51:10" calcext:value-type="date">
            <text:p>04/28/13 07:51 PM</text:p>
          </table:table-cell>
          <table:table-cell office:value-type="string" calcext:value-type="string">
            <text:p>Not my master</text:p>
          </table:table-cell>
          <table:table-cell table:formula="of:=COUNTBLANK([.J173:.M17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1-AudioTrack 01.wav</text:p>
          </table:table-cell>
          <table:table-cell office:value-type="string" calcext:value-type="string">
            <text:p>d:\Dropbox\Heidi Rogers\Demo with Danko, Moore, and Madison\01-AudioTrack 01.wav</text:p>
          </table:table-cell>
          <table:table-cell table:style-name="ce2" office:value-type="date" office:date-value="2014-03-02T18:15:36" calcext:value-type="date">
            <text:p>03/02/14 06:15 PM</text:p>
          </table:table-cell>
          <table:table-cell office:value-type="string" calcext:value-type="string">
            <text:p>Not my master</text:p>
          </table:table-cell>
          <table:table-cell table:formula="of:=COUNTBLANK([.J174:.M17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2-AudioTrack 02.wav</text:p>
          </table:table-cell>
          <table:table-cell office:value-type="string" calcext:value-type="string">
            <text:p>d:\Dropbox\Heidi Rogers\Demo with Danko, Moore, and Madison\02-AudioTrack 02.wav</text:p>
          </table:table-cell>
          <table:table-cell table:style-name="ce2" office:value-type="date" office:date-value="2014-03-02T18:16:03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J175:.M17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3-AudioTrack 03.wav</text:p>
          </table:table-cell>
          <table:table-cell office:value-type="string" calcext:value-type="string">
            <text:p>d:\Dropbox\Heidi Rogers\Demo with Danko, Moore, and Madison\03-AudioTrack 03.wav</text:p>
          </table:table-cell>
          <table:table-cell table:style-name="ce2" office:value-type="date" office:date-value="2014-03-02T18:16:21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J176:.M17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4-AudioTrack 04.wav</text:p>
          </table:table-cell>
          <table:table-cell office:value-type="string" calcext:value-type="string">
            <text:p>d:\Dropbox\Heidi Rogers\Demo with Danko, Moore, and Madison\04-AudioTrack 04.wav</text:p>
          </table:table-cell>
          <table:table-cell table:style-name="ce2" office:value-type="date" office:date-value="2014-03-02T18:16:36" calcext:value-type="date">
            <text:p>03/02/14 06:16 PM</text:p>
          </table:table-cell>
          <table:table-cell office:value-type="string" calcext:value-type="string">
            <text:p>Not my master</text:p>
          </table:table-cell>
          <table:table-cell table:formula="of:=COUNTBLANK([.J177:.M17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5-AudioTrack 05.wav</text:p>
          </table:table-cell>
          <table:table-cell office:value-type="string" calcext:value-type="string">
            <text:p>d:\Dropbox\Heidi Rogers\Demo with Danko, Moore, and Madison\05-AudioTrack 05.wav</text:p>
          </table:table-cell>
          <table:table-cell table:style-name="ce2" office:value-type="date" office:date-value="2014-03-02T18:17:02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J178:.M17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di Rogers</text:p>
          </table:table-cell>
          <table:table-cell office:value-type="string" calcext:value-type="string">
            <text:p>06-AudioTrack 06.wav</text:p>
          </table:table-cell>
          <table:table-cell office:value-type="string" calcext:value-type="string">
            <text:p>d:\Dropbox\Heidi Rogers\Demo with Danko, Moore, and Madison\06-AudioTrack 06.wav</text:p>
          </table:table-cell>
          <table:table-cell table:style-name="ce2" office:value-type="date" office:date-value="2014-03-02T18:17:14" calcext:value-type="date">
            <text:p>03/02/14 06:17 PM</text:p>
          </table:table-cell>
          <table:table-cell office:value-type="string" calcext:value-type="string">
            <text:p>Not my master</text:p>
          </table:table-cell>
          <table:table-cell table:formula="of:=COUNTBLANK([.J179:.M17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klez02pv_blackman.aiff</text:p>
          </table:table-cell>
          <table:table-cell office:value-type="string" calcext:value-type="string">
            <text:p>d:\Dropbox\jak_stretch\klez02pv_blackman.aiff</text:p>
          </table:table-cell>
          <table:table-cell table:style-name="ce2" office:value-type="date" office:date-value="2016-07-11T19:30:30" calcext:value-type="date">
            <text:p>07/11/16 07:30 PM</text:p>
          </table:table-cell>
          <table:table-cell office:value-type="string" calcext:value-type="string">
            <text:p>Not my master</text:p>
          </table:table-cell>
          <table:table-cell table:formula="of:=COUNTBLANK([.J180:.M18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2.wav</text:p>
          </table:table-cell>
          <table:table-cell office:value-type="string" calcext:value-type="string">
            <text:p>d:\Dropbox\jak_stretch\jak_stretch_v2.wav</text:p>
          </table:table-cell>
          <table:table-cell table:style-name="ce2" office:value-type="date" office:date-value="2016-07-11T19:34:14" calcext:value-type="date">
            <text:p>07/11/16 07:34 PM</text:p>
          </table:table-cell>
          <table:table-cell office:value-type="string" calcext:value-type="string">
            <text:p>Not my master</text:p>
          </table:table-cell>
          <table:table-cell table:formula="of:=COUNTBLANK([.J181:.M18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3.wav</text:p>
          </table:table-cell>
          <table:table-cell office:value-type="string" calcext:value-type="string">
            <text:p>d:\Dropbox\jak_stretch\jak_stretch_v3.wav</text:p>
          </table:table-cell>
          <table:table-cell table:style-name="ce2" office:value-type="date" office:date-value="2016-07-11T19:36:03" calcext:value-type="date">
            <text:p>07/11/16 07:36 PM</text:p>
          </table:table-cell>
          <table:table-cell office:value-type="string" calcext:value-type="string">
            <text:p>Not my master</text:p>
          </table:table-cell>
          <table:table-cell table:formula="of:=COUNTBLANK([.J182:.M18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.wav</text:p>
          </table:table-cell>
          <table:table-cell office:value-type="string" calcext:value-type="string">
            <text:p>d:\Dropbox\jak_stretch\jak_stretch.wav</text:p>
          </table:table-cell>
          <table:table-cell table:style-name="ce2" office:value-type="date" office:date-value="2016-07-11T19:41:21" calcext:value-type="date">
            <text:p>07/11/16 07:41 PM</text:p>
          </table:table-cell>
          <table:table-cell office:value-type="string" calcext:value-type="string">
            <text:p>Not my master</text:p>
          </table:table-cell>
          <table:table-cell table:formula="of:=COUNTBLANK([.J183:.M18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jak_stretch_v4.wav</text:p>
          </table:table-cell>
          <table:table-cell office:value-type="string" calcext:value-type="string">
            <text:p>d:\Dropbox\jak_stretch\jak_stretch_v4.wav</text:p>
          </table:table-cell>
          <table:table-cell table:style-name="ce2" office:value-type="date" office:date-value="2016-08-03T17:08:07" calcext:value-type="date">
            <text:p>08/03/16 05:08 PM</text:p>
          </table:table-cell>
          <table:table-cell office:value-type="string" calcext:value-type="string">
            <text:p>Not my master</text:p>
          </table:table-cell>
          <table:table-cell table:formula="of:=COUNTBLANK([.J184:.M18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mparting_harmonies_test.wav</text:p>
          </table:table-cell>
          <table:table-cell office:value-type="string" calcext:value-type="string">
            <text:p>d:\Dropbox\imparting_harmonies\imparting_harmonies_test.wav</text:p>
          </table:table-cell>
          <table:table-cell table:style-name="ce2" office:value-type="date" office:date-value="2016-10-07T00:53:36.000002" calcext:value-type="date">
            <text:p>10/07/16 12:53 AM</text:p>
          </table:table-cell>
          <table:table-cell office:value-type="string" calcext:value-type="string">
            <text:p>Not my master</text:p>
          </table:table-cell>
          <table:table-cell table:formula="of:=COUNTBLANK([.J185:.M18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.py.wav</text:p>
          </table:table-cell>
          <table:table-cell office:value-type="string" calcext:value-type="string">
            <text:p>d:\Dropbox\studio\01_workshop\drone.py.wav</text:p>
          </table:table-cell>
          <table:table-cell table:style-name="ce2" office:value-type="date" office:date-value="2010-08-03T01:12:38.999999" calcext:value-type="date">
            <text:p>08/03/10 01:12 AM</text:p>
          </table:table-cell>
          <table:table-cell table:style-name="ce5" office:value-type="string" calcext:value-type="string">
            <text:p>Publish</text:p>
          </table:table-cell>
          <table:table-cell table:formula="of:=COUNTBLANK([.J186:.M18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.wav</text:p>
          </table:table-cell>
          <table:table-cell office:value-type="string" calcext:value-type="string">
            <text:p>d:\Dropbox\music\mkg-2008-06-15-d\mkg-2008-06-15-d.wav</text:p>
          </table:table-cell>
          <table:table-cell table:style-name="ce2" office:value-type="date" office:date-value="2010-08-03T01:13:14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J187:.M18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20-a-1.wav</text:p>
          </table:table-cell>
          <table:table-cell office:value-type="string" calcext:value-type="string">
            <text:p>d:\Dropbox\studio\01_workshop\mkg-2008-06-20-a-1.wav</text:p>
          </table:table-cell>
          <table:table-cell table:style-name="ce2" office:value-type="date" office:date-value="2010-08-03T01:13:19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J188:.M18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9-16-c.wav</text:p>
          </table:table-cell>
          <table:table-cell office:value-type="string" calcext:value-type="string">
            <text:p>d:\Dropbox\studio\01_workshop\mkg-2008-09-16-c.wav</text:p>
          </table:table-cell>
          <table:table-cell table:style-name="ce2" office:value-type="date" office:date-value="2010-08-03T01:13:39" calcext:value-type="date">
            <text:p>08/03/10 01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J189:.M18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12-25-b.wav</text:p>
          </table:table-cell>
          <table:table-cell office:value-type="string" calcext:value-type="string">
            <text:p>d:\Dropbox\studio\01_workshop\mkg-2008-12-25-b.wav</text:p>
          </table:table-cell>
          <table:table-cell table:style-name="ce2" office:value-type="date" office:date-value="2010-08-03T01:14:15" calcext:value-type="date">
            <text:p>08/03/10 01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0:.M19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b.wav</text:p>
          </table:table-cell>
          <table:table-cell office:value-type="string" calcext:value-type="string">
            <text:p>d:\Dropbox\studio\01_workshop\mkg-2009-01-10-b.wav</text:p>
          </table:table-cell>
          <table:table-cell table:style-name="ce2" office:value-type="date" office:date-value="2010-08-03T01:14:23" calcext:value-type="date">
            <text:p>08/03/10 01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1:.M19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1-10-c.wav</text:p>
          </table:table-cell>
          <table:table-cell office:value-type="string" calcext:value-type="string">
            <text:p>d:\Dropbox\Talks\Brad's class\My Way\mkg-2009-01-10-c.wav</text:p>
          </table:table-cell>
          <table:table-cell table:style-name="ce2" office:value-type="date" office:date-value="2010-08-03T01:14:27" calcext:value-type="date">
            <text:p>08/03/10 01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2:.M19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stereo.wav</text:p>
          </table:table-cell>
          <table:table-cell office:value-type="string" calcext:value-type="string">
            <text:p>d:\Dropbox\2010-ICMC-MKG\soundifs\ifs-2008-01-23-a.py.stereo.wav</text:p>
          </table:table-cell>
          <table:table-cell table:style-name="ce2" office:value-type="date" office:date-value="2010-08-03T01:15:25.999999" calcext:value-type="date">
            <text:p>08/03/10 01:15 AM</text:p>
          </table:table-cell>
          <table:table-cell table:style-name="ce7" office:value-type="string" calcext:value-type="string">
            <text:p>Publish</text:p>
          </table:table-cell>
          <table:table-cell table:formula="of:=COUNTBLANK([.J193:.M19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b.py.wav</text:p>
          </table:table-cell>
          <table:table-cell office:value-type="string" calcext:value-type="string">
            <text:p>d:\Dropbox\2010-ICMC-MKG\soundifs\ifs-b.py.wav</text:p>
          </table:table-cell>
          <table:table-cell table:style-name="ce2" office:value-type="date" office:date-value="2010-08-03T01:15:59" calcext:value-type="date">
            <text:p>08/03/10 01:15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4:.M19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i.py.wav</text:p>
          </table:table-cell>
          <table:table-cell office:value-type="string" calcext:value-type="string">
            <text:p>d:\Dropbox\2010-ICMC-MKG\soundifs\ifs-i.py.wav</text:p>
          </table:table-cell>
          <table:table-cell table:style-name="ce2" office:value-type="date" office:date-value="2010-08-03T01:16:09" calcext:value-type="date">
            <text:p>08/03/10 01:16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5:.M19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stereo.wav</text:p>
          </table:table-cell>
          <table:table-cell office:value-type="string" calcext:value-type="string">
            <text:p>d:\Dropbox\2010-ICMC-MKG\soundifs\ifs-j.py.stereo.wav</text:p>
          </table:table-cell>
          <table:table-cell table:style-name="ce2" office:value-type="date" office:date-value="2010-08-03T01:16:11" calcext:value-type="date">
            <text:p>08/03/10 01:16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6:.M19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n.py.wav</text:p>
          </table:table-cell>
          <table:table-cell office:value-type="string" calcext:value-type="string">
            <text:p>d:\Dropbox\2010-ICMC-MKG\soundifs\ifs-n.py.wav</text:p>
          </table:table-cell>
          <table:table-cell table:style-name="ce2" office:value-type="date" office:date-value="2010-08-03T01:16:22" calcext:value-type="date">
            <text:p>08/03/10 01:16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7:.M19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0-b.py.wav</text:p>
          </table:table-cell>
          <table:table-cell office:value-type="string" calcext:value-type="string">
            <text:p>d:\Dropbox\2014-CircuitBridges-MKG\mkg-2007-01-20-b.py.wav</text:p>
          </table:table-cell>
          <table:table-cell table:style-name="ce2" office:value-type="date" office:date-value="2010-08-03T01:18:41" calcext:value-type="date">
            <text:p>08/03/10 01:18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8:.M19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d.wav</text:p>
          </table:table-cell>
          <table:table-cell office:value-type="string" calcext:value-type="string">
            <text:p>d:\Dropbox\2009-ICMC-MKG\mkg-2009-02-03-d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table:style-name="ce5" office:value-type="string" calcext:value-type="string">
            <text:p>Publish</text:p>
          </table:table-cell>
          <table:table-cell table:formula="of:=COUNTBLANK([.J199:.M19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-1.py.wav</text:p>
          </table:table-cell>
          <table:table-cell office:value-type="string" calcext:value-type="string">
            <text:p>d:\Dropbox\2014-Vanderbilt_Planetarium-MKG\mkg-2009-09-14-o-1.py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0:.M20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.wav</text:p>
          </table:table-cell>
          <table:table-cell office:value-type="string" calcext:value-type="string">
            <text:p>d:\Dropbox\2014-Vanderbilt_Planetarium-MKG\Apophysis-090301-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1:.M20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00.grains.wav</text:p>
          </table:table-cell>
          <table:table-cell office:value-type="string" calcext:value-type="string">
            <text:p>d:\Dropbox\2010-ICMC-MKG\soundifs\Apophysis-090301-100.grains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2:.M20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1-101.wav</text:p>
          </table:table-cell>
          <table:table-cell office:value-type="string" calcext:value-type="string">
            <text:p>d:\Dropbox\2010-ICMC-MKG\soundifs\Apophysis-091201-101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3:.M20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1206-3.wav</text:p>
          </table:table-cell>
          <table:table-cell office:value-type="string" calcext:value-type="string">
            <text:p>d:\Dropbox\2010-ICMC-MKG\soundifs\Apophysis-091206-3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4:.M20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wav</text:p>
          </table:table-cell>
          <table:table-cell office:value-type="string" calcext:value-type="string">
            <text:p>d:\Dropbox\2010-ICMC-MKG\soundifs\soundifs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5:.M20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wav</text:p>
          </table:table-cell>
          <table:table-cell office:value-type="string" calcext:value-type="string">
            <text:p>d:\Dropbox\studio\mkg-2009-09-14-r.py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table:style-name="ce5" office:value-type="string" calcext:value-type="string">
            <text:p>Publish</text:p>
          </table:table-cell>
          <table:table-cell table:formula="of:=COUNTBLANK([.J206:.M20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norm.wav</text:p>
          </table:table-cell>
          <table:table-cell office:value-type="string" calcext:value-type="string">
            <text:p>d:\Dropbox\music\Yellow_Leaves\Yellow_Leaves.4.lua.norm.wav</text:p>
          </table:table-cell>
          <table:table-cell table:style-name="ce2" office:value-type="date" office:date-value="2013-03-09T12:01:57" calcext:value-type="date">
            <text:p>03/09/13 12:01 PM</text:p>
          </table:table-cell>
          <table:table-cell table:style-name="ce5" office:value-type="string" calcext:value-type="string">
            <text:p>Publish</text:p>
          </table:table-cell>
          <table:table-cell table:formula="of:=COUNTBLANK([.J207:.M20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norm.wav</text:p>
          </table:table-cell>
          <table:table-cell office:value-type="string" calcext:value-type="string">
            <text:p>d:\Dropbox\music\qt_drone\Mountain_Drone.norm.wav</text:p>
          </table:table-cell>
          <table:table-cell table:style-name="ce2" office:value-type="date" office:date-value="2013-03-09T12:03:36" calcext:value-type="date">
            <text:p>03/09/13 12:03 PM</text:p>
          </table:table-cell>
          <table:table-cell table:style-name="ce5" office:value-type="string" calcext:value-type="string">
            <text:p>Publish</text:p>
          </table:table-cell>
          <table:table-cell table:formula="of:=COUNTBLANK([.J208:.M20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wav</text:p>
          </table:table-cell>
          <table:table-cell office:value-type="string" calcext:value-type="string">
            <text:p>d:\Dropbox\music\mkg-2010-03-16-e\mkg-2010-03-16-e-1.py.wav</text:p>
          </table:table-cell>
          <table:table-cell table:style-name="ce2" office:value-type="date" office:date-value="2013-03-09T12:04:18" calcext:value-type="date">
            <text:p>03/09/13 12:04 PM</text:p>
          </table:table-cell>
          <table:table-cell table:style-name="ce5" office:value-type="string" calcext:value-type="string">
            <text:p>Publish</text:p>
          </table:table-cell>
          <table:table-cell table:formula="of:=COUNTBLANK([.J209:.M20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6-15-d-3.wav</text:p>
          </table:table-cell>
          <table:table-cell office:value-type="string" calcext:value-type="string">
            <text:p>d:\Dropbox\music\mkg-2008-06-15-d\mkg-2008-06-15-d-3.wav</text:p>
          </table:table-cell>
          <table:table-cell table:style-name="ce2" office:value-type="date" office:date-value="2013-03-09T12:05:06.999999" calcext:value-type="date">
            <text:p>03/09/13 12:05 PM</text:p>
          </table:table-cell>
          <table:table-cell table:style-name="ce5" office:value-type="string" calcext:value-type="string">
            <text:p>Publish</text:p>
          </table:table-cell>
          <table:table-cell table:formula="of:=COUNTBLANK([.J210:.M21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norm.wav</text:p>
          </table:table-cell>
          <table:table-cell office:value-type="string" calcext:value-type="string">
            <text:p>d:\Dropbox\2011-LAC-MKG\Aeolus_Study.3.native_reverb.lua.norm.wav</text:p>
          </table:table-cell>
          <table:table-cell table:style-name="ce2" office:value-type="date" office:date-value="2013-03-09T12:08:22" calcext:value-type="date">
            <text:p>03/09/13 12:08 PM</text:p>
          </table:table-cell>
          <table:table-cell table:style-name="ce5" office:value-type="string" calcext:value-type="string">
            <text:p>Publish</text:p>
          </table:table-cell>
          <table:table-cell table:formula="of:=COUNTBLANK([.J211:.M21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norm.wav</text:p>
          </table:table-cell>
          <table:table-cell office:value-type="string" calcext:value-type="string">
            <text:p>d:\Dropbox\2014-Queens_College-MKG\Untouching-1.norm.wav</text:p>
          </table:table-cell>
          <table:table-cell table:style-name="ce2" office:value-type="date" office:date-value="2013-03-14T00:51:28" calcext:value-type="date">
            <text:p>03/14/13 12:51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2:.M21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norm.wav</text:p>
          </table:table-cell>
          <table:table-cell office:value-type="string" calcext:value-type="string">
            <text:p>d:\Dropbox\music\Blue_Leaves\Blue_Leaves_5a_1.norm.wav</text:p>
          </table:table-cell>
          <table:table-cell table:style-name="ce2" office:value-type="date" office:date-value="2013-03-30T10:50:44" calcext:value-type="date">
            <text:p>03/30/13 10:50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3:.M21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1-Various _ 01_fractal23-a.mml.master.a.wav</text:p>
          </table:table-cell>
          <table:table-cell office:value-type="string" calcext:value-type="string">
            <text:p>d:\Dropbox\Michael Gogins\Summertrees\01-Various _ 01_fractal23-a.mml.master.a.wav</text:p>
          </table:table-cell>
          <table:table-cell table:style-name="ce2" office:value-type="date" office:date-value="2014-01-14T03:12:33" calcext:value-type="date">
            <text:p>01/14/14 03:12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4:.M214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2-Various _ 02_f--2002-03-09--20-54-18.018.mml-a.csd.master.wav</text:p>
          </table:table-cell>
          <table:table-cell office:value-type="string" calcext:value-type="string">
            <text:p>d:\Dropbox\Michael Gogins\Summertrees\02-Various _ 02_f--2002-03-09--20-54-18.018.mml-a.csd.master.wav</text:p>
          </table:table-cell>
          <table:table-cell table:style-name="ce2" office:value-type="date" office:date-value="2014-01-14T03:13:09" calcext:value-type="date">
            <text:p>01/14/14 03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5:.M215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Various _ 03_f--2002-03-08--13-48-05.005-a.mml.master.wav</text:p>
          </table:table-cell>
          <table:table-cell office:value-type="string" calcext:value-type="string">
            <text:p>d:\Dropbox\2015-02-15 Spectrum NYC\03-Various _ 03_f--2002-03-08--13-48-05.005-a.mml.master.wav</text:p>
          </table:table-cell>
          <table:table-cell table:style-name="ce2" office:value-type="date" office:date-value="2014-01-14T03:13:41" calcext:value-type="date">
            <text:p>01/14/14 03:13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6:.M216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Various _ 04_B-2001-10-27-a.mml-a.csd.py.master.wav</text:p>
          </table:table-cell>
          <table:table-cell office:value-type="string" calcext:value-type="string">
            <text:p>d:\Dropbox\Michael Gogins\Summertrees\04-Various _ 04_B-2001-10-27-a.mml-a.csd.py.master.wav</text:p>
          </table:table-cell>
          <table:table-cell table:style-name="ce2" office:value-type="date" office:date-value="2014-01-14T03:14:10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7:.M217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Various _ 05_f--2002-01-10--23-12-54.054-b.mml.master.wav</text:p>
          </table:table-cell>
          <table:table-cell office:value-type="string" calcext:value-type="string">
            <text:p>d:\Dropbox\Michael Gogins\Summertrees\05-Various _ 05_f--2002-01-10--23-12-54.054-b.mml.master.wav</text:p>
          </table:table-cell>
          <table:table-cell table:style-name="ce2" office:value-type="date" office:date-value="2014-01-14T03:14:36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8:.M218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Various _ 06_drone.py.wav</text:p>
          </table:table-cell>
          <table:table-cell office:value-type="string" calcext:value-type="string">
            <text:p>d:\Dropbox\Michael Gogins\Summertrees\06-Various _ 06_drone.py.wav</text:p>
          </table:table-cell>
          <table:table-cell table:style-name="ce2" office:value-type="date" office:date-value="2014-01-14T03:14:48" calcext:value-type="date">
            <text:p>01/14/14 03:14 AM</text:p>
          </table:table-cell>
          <table:table-cell table:style-name="ce5" office:value-type="string" calcext:value-type="string">
            <text:p>Publish</text:p>
          </table:table-cell>
          <table:table-cell table:formula="of:=COUNTBLANK([.J219:.M219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7-Various _ 07_Attractor1.mml-b.master.wav</text:p>
          </table:table-cell>
          <table:table-cell office:value-type="string" calcext:value-type="string">
            <text:p>d:\Dropbox\Michael Gogins\Summertrees\07-Various _ 07_Attractor1.mml-b.master.wav</text:p>
          </table:table-cell>
          <table:table-cell table:style-name="ce2" office:value-type="date" office:date-value="2014-01-14T03:15:20" calcext:value-type="date">
            <text:p>01/14/14 03:15 AM</text:p>
          </table:table-cell>
          <table:table-cell table:style-name="ce5" office:value-type="string" calcext:value-type="string">
            <text:p>Publish</text:p>
          </table:table-cell>
          <table:table-cell table:formula="of:=COUNTBLANK([.J220:.M220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Various _ 08_csound[2005-04-16][15.29.17]-a.py.master.wav</text:p>
          </table:table-cell>
          <table:table-cell office:value-type="string" calcext:value-type="string">
            <text:p>d:\Dropbox\Michael Gogins\Summertrees\08-Various _ 08_csound[2005-04-16][15.29.17]-a.py.master.wav</text:p>
          </table:table-cell>
          <table:table-cell table:style-name="ce2" office:value-type="date" office:date-value="2014-01-14T03:15:33" calcext:value-type="date">
            <text:p>01/14/14 03:15 AM</text:p>
          </table:table-cell>
          <table:table-cell table:style-name="ce5" office:value-type="string" calcext:value-type="string">
            <text:p>Publish</text:p>
          </table:table-cell>
          <table:table-cell table:formula="of:=COUNTBLANK([.J221:.M22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 as compos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Drone-VIII-d.wav</text:p>
          </table:table-cell>
          <table:table-cell office:value-type="string" calcext:value-type="string">
            <text:p>d:\Dropbox\2014-LAC-MKG\Submission\Drone-VIII-d.wav</text:p>
          </table:table-cell>
          <table:table-cell table:style-name="ce2" office:value-type="date" office:date-value="2014-02-03T02:46:25.000002" calcext:value-type="date">
            <text:p>02/03/14 02:46 AM</text:p>
          </table:table-cell>
          <table:table-cell table:style-name="ce5" office:value-type="string" calcext:value-type="string">
            <text:p>Publish</text:p>
          </table:table-cell>
          <table:table-cell table:formula="of:=COUNTBLANK([.J222:.M22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Blue_Leaves_1.wav</text:p>
          </table:table-cell>
          <table:table-cell office:value-type="string" calcext:value-type="string">
            <text:p>d:\Dropbox\music\Blue_LeavesBlue_Leaves_1.wav</text:p>
          </table:table-cell>
          <table:table-cell table:style-name="ce2" office:value-type="date" office:date-value="2014-03-12T01:03:29" calcext:value-type="date">
            <text:p>03/12/14 01:03 AM</text:p>
          </table:table-cell>
          <table:table-cell table:style-name="ce5" office:value-type="string" calcext:value-type="string">
            <text:p>Publish</text:p>
          </table:table-cell>
          <table:table-cell table:formula="of:=COUNTBLANK([.J223:.M22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9a.master.wav</text:p>
          </table:table-cell>
          <table:table-cell office:value-type="string" calcext:value-type="string">
            <text:p>d:\Dropbox\2014-Vanderbilt_Planetarium-MKG\zodiac-2014-04-19a.master.wav</text:p>
          </table:table-cell>
          <table:table-cell table:style-name="ce2" office:value-type="date" office:date-value="2014-04-26T21:13:17" calcext:value-type="date">
            <text:p>04/26/14 09:13 PM</text:p>
          </table:table-cell>
          <table:table-cell office:value-type="string" calcext:value-type="string">
            <text:p>Redundant</text:p>
          </table:table-cell>
          <table:table-cell table:formula="of:=COUNTBLANK([.J224:.M22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Ladon-1-d.wav</text:p>
          </table:table-cell>
          <table:table-cell office:value-type="string" calcext:value-type="string">
            <text:p>d:\Dropbox\2014-11-05 Spectrum NYC\Ladon-1-d.wav</text:p>
          </table:table-cell>
          <table:table-cell table:style-name="ce2" office:value-type="date" office:date-value="2014-12-02T00:01:39" calcext:value-type="date">
            <text:p>12/02/14 12:01 AM</text:p>
          </table:table-cell>
          <table:table-cell table:style-name="ce5" office:value-type="string" calcext:value-type="string">
            <text:p>Publish</text:p>
          </table:table-cell>
          <table:table-cell table:formula="of:=COUNTBLANK([.J225:.M22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emblance 09 chaotic dynamical system.wav</text:p>
          </table:table-cell>
          <table:table-cell office:value-type="string" calcext:value-type="string">
            <text:p>d:\Dropbox\2015-02-15 Spectrum NYC\Semblance 09 chaotic dynamical system.wav</text:p>
          </table:table-cell>
          <table:table-cell table:style-name="ce2" office:value-type="date" office:date-value="2015-01-03T19:15:22" calcext:value-type="date">
            <text:p>01/03/15 07:15 PM</text:p>
          </table:table-cell>
          <table:table-cell table:style-name="ce5" office:value-type="string" calcext:value-type="string">
            <text:p>Publish</text:p>
          </table:table-cell>
          <table:table-cell table:formula="of:=COUNTBLANK([.J226:.M22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Hesperide.wav</text:p>
          </table:table-cell>
          <table:table-cell office:value-type="string" calcext:value-type="string">
            <text:p>d:\Dropbox\2015-02-15 Spectrum NYC\Hesperide.wav</text:p>
          </table:table-cell>
          <table:table-cell table:style-name="ce2" office:value-type="date" office:date-value="2015-01-04T17:28:29" calcext:value-type="date">
            <text:p>01/04/15 05:28 PM</text:p>
          </table:table-cell>
          <table:table-cell table:style-name="ce5" office:value-type="string" calcext:value-type="string">
            <text:p>Publish</text:p>
          </table:table-cell>
          <table:table-cell table:formula="of:=COUNTBLANK([.J227:.M22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7-01-27-a.py.csd.wav</text:p>
          </table:table-cell>
          <table:table-cell office:value-type="string" calcext:value-type="string">
            <text:p>d:\Dropbox\studio\01_workshop\mkg-2007-01-27-a.py.csd.wav</text:p>
          </table:table-cell>
          <table:table-cell table:style-name="ce2" office:value-type="date" office:date-value="2010-08-03T01:12:54" calcext:value-type="date">
            <text:p>08/03/10 01:12 AM</text:p>
          </table:table-cell>
          <table:table-cell office:value-type="string" calcext:value-type="string">
            <text:p>Redundant</text:p>
          </table:table-cell>
          <table:table-cell table:formula="of:=COUNTBLANK([.J228:.M22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3-a.py.wav</text:p>
          </table:table-cell>
          <table:table-cell office:value-type="string" calcext:value-type="string">
            <text:p>d:\Dropbox\2010-ICMC-MKG\soundifs\ifs-2008-01-23-a.py.wav</text:p>
          </table:table-cell>
          <table:table-cell table:style-name="ce2" office:value-type="date" office:date-value="2010-08-03T01:15:30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J229:.M22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1-24-a.py.wav</text:p>
          </table:table-cell>
          <table:table-cell office:value-type="string" calcext:value-type="string">
            <text:p>d:\Dropbox\2010-ICMC-MKG\soundifs\ifs-2008-01-24-a.py.wav</text:p>
          </table:table-cell>
          <table:table-cell table:style-name="ce2" office:value-type="date" office:date-value="2010-08-03T01:15:35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J230:.M23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8-05-23-a.py.wav</text:p>
          </table:table-cell>
          <table:table-cell office:value-type="string" calcext:value-type="string">
            <text:p>d:\Dropbox\2010-ICMC-MKG\soundifs\ifs-2008-05-23-a.py.wav</text:p>
          </table:table-cell>
          <table:table-cell table:style-name="ce2" office:value-type="date" office:date-value="2010-08-03T01:15:41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J231:.M23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1-a.py.stereo.wav</text:p>
          </table:table-cell>
          <table:table-cell office:value-type="string" calcext:value-type="string">
            <text:p>d:\Dropbox\2010-ICMC-MKG\soundifs\ifs-2009-03-01-a.py.stereo.wav</text:p>
          </table:table-cell>
          <table:table-cell table:style-name="ce2" office:value-type="date" office:date-value="2010-08-03T01:15:46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J232:.M23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2009-03-04-a.py.wav</text:p>
          </table:table-cell>
          <table:table-cell office:value-type="string" calcext:value-type="string">
            <text:p>d:\Dropbox\2010-ICMC-MKG\soundifs\ifs-2009-03-04-a.py.wav</text:p>
          </table:table-cell>
          <table:table-cell table:style-name="ce2" office:value-type="date" office:date-value="2010-08-03T01:15:55.999999" calcext:value-type="date">
            <text:p>08/03/10 01:15 AM</text:p>
          </table:table-cell>
          <table:table-cell office:value-type="string" calcext:value-type="string">
            <text:p>Redundant</text:p>
          </table:table-cell>
          <table:table-cell table:formula="of:=COUNTBLANK([.J233:.M23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.py.wav</text:p>
          </table:table-cell>
          <table:table-cell office:value-type="string" calcext:value-type="string">
            <text:p>d:\Dropbox\2010-ICMC-MKG\soundifs\ifs-j.py.wav</text:p>
          </table:table-cell>
          <table:table-cell table:style-name="ce2" office:value-type="date" office:date-value="2010-08-03T01:16:13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J234:.M23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ifs-j-L.py.wav</text:p>
          </table:table-cell>
          <table:table-cell office:value-type="string" calcext:value-type="string">
            <text:p>d:\Dropbox\2010-ICMC-MKG\soundifs\ifs-j-L.py.wav</text:p>
          </table:table-cell>
          <table:table-cell table:style-name="ce2" office:value-type="date" office:date-value="2010-08-03T01:16:15" calcext:value-type="date">
            <text:p>08/03/10 01:16 AM</text:p>
          </table:table-cell>
          <table:table-cell office:value-type="string" calcext:value-type="string">
            <text:p>Redundant</text:p>
          </table:table-cell>
          <table:table-cell table:formula="of:=COUNTBLANK([.J235:.M23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3-csound-2004-06-11--17.43.24.py.wav</text:p>
          </table:table-cell>
          <table:table-cell office:value-type="string" calcext:value-type="string">
            <text:p>d:\Dropbox\studio\04_to_copyright\Semblance\03-csound-2004-06-11--17.43.24.py.wav</text:p>
          </table:table-cell>
          <table:table-cell table:style-name="ce2" office:value-type="date" office:date-value="2010-08-03T01:18:25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J236:.M23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4-csound-2004-12-12--19.55.12.py.wav</text:p>
          </table:table-cell>
          <table:table-cell office:value-type="string" calcext:value-type="string">
            <text:p>d:\Dropbox\studio\04_to_copyright\Semblance\04-csound-2004-12-12--19.55.12.py.wav</text:p>
          </table:table-cell>
          <table:table-cell table:style-name="ce2" office:value-type="date" office:date-value="2010-08-03T01:18:28.999999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J237:.M23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5-csound-2005-03-06--03.38.19.py.wav</text:p>
          </table:table-cell>
          <table:table-cell office:value-type="string" calcext:value-type="string">
            <text:p>d:\Dropbox\studio\04_to_copyright\Semblance\05-csound-2005-03-06--03.38.19.py.wav</text:p>
          </table:table-cell>
          <table:table-cell table:style-name="ce2" office:value-type="date" office:date-value="2010-08-03T01:18:30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J238:.M23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6-f--2002-01-28--17-37-42.042.mml.9632.1.wav</text:p>
          </table:table-cell>
          <table:table-cell office:value-type="string" calcext:value-type="string">
            <text:p>d:\Dropbox\studio\04_to_copyright\Semblance\06-f--2002-01-28--17-37-42.042.mml.9632.1.wav</text:p>
          </table:table-cell>
          <table:table-cell table:style-name="ce2" office:value-type="date" office:date-value="2010-08-03T01:18:33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J239:.M23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08-silence-2003-07-07--19.52.47-.py.wav</text:p>
          </table:table-cell>
          <table:table-cell office:value-type="string" calcext:value-type="string">
            <text:p>d:\Dropbox\studio\04_to_copyright\Semblance\08-silence-2003-07-07--19.52.47-.py.wav</text:p>
          </table:table-cell>
          <table:table-cell table:style-name="ce2" office:value-type="date" office:date-value="2010-08-03T01:18:36" calcext:value-type="date">
            <text:p>08/03/10 01:18 AM</text:p>
          </table:table-cell>
          <table:table-cell office:value-type="string" calcext:value-type="string">
            <text:p>Redundant</text:p>
          </table:table-cell>
          <table:table-cell table:formula="of:=COUNTBLANK([.J240:.M24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opy of GardenOfAlgorithms-MichaelGogins-05.wav</text:p>
          </table:table-cell>
          <table:table-cell office:value-type="string" calcext:value-type="string">
            <text:p>d:\Dropbox\studio\05_copyrighted\GardenOfAlgorithms\Copy of GardenOfAlgorithms-MichaelGogins-05.wav</text:p>
          </table:table-cell>
          <table:table-cell table:style-name="ce2" office:value-type="date" office:date-value="2010-08-03T01:21:0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J241:.M24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1.wav</text:p>
          </table:table-cell>
          <table:table-cell office:value-type="string" calcext:value-type="string">
            <text:p>d:\Dropbox\studio\05_copyrighted\GardenOfAlgorithms\GardenOfAlgorithms-MichaelGogins-01.wav</text:p>
          </table:table-cell>
          <table:table-cell table:style-name="ce2" office:value-type="date" office:date-value="2010-08-03T01:21:0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J242:.M24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2.wav</text:p>
          </table:table-cell>
          <table:table-cell office:value-type="string" calcext:value-type="string">
            <text:p>d:\Dropbox\studio\05_copyrighted\GardenOfAlgorithms\GardenOfAlgorithms-MichaelGogins-02.wav</text:p>
          </table:table-cell>
          <table:table-cell table:style-name="ce2" office:value-type="date" office:date-value="2010-08-03T01:21:11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J243:.M24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3.wav</text:p>
          </table:table-cell>
          <table:table-cell office:value-type="string" calcext:value-type="string">
            <text:p>d:\Dropbox\studio\05_copyrighted\GardenOfAlgorithms\GardenOfAlgorithms-MichaelGogins-03.wav</text:p>
          </table:table-cell>
          <table:table-cell table:style-name="ce2" office:value-type="date" office:date-value="2010-08-03T01:21:12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J244:.M24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GardenOfAlgorithms-MichaelGogins-04.wav</text:p>
          </table:table-cell>
          <table:table-cell office:value-type="string" calcext:value-type="string">
            <text:p>d:\Dropbox\studio\05_copyrighted\GardenOfAlgorithms\GardenOfAlgorithms-MichaelGogins-04.wav</text:p>
          </table:table-cell>
          <table:table-cell table:style-name="ce2" office:value-type="date" office:date-value="2010-08-03T01:21:14.999999" calcext:value-type="date">
            <text:p>08/03/10 01:21 AM</text:p>
          </table:table-cell>
          <table:table-cell office:value-type="string" calcext:value-type="string">
            <text:p>Redundant</text:p>
          </table:table-cell>
          <table:table-cell table:formula="of:=COUNTBLANK([.J245:.M24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b.wav</text:p>
          </table:table-cell>
          <table:table-cell office:value-type="string" calcext:value-type="string">
            <text:p>d:\Dropbox\2009-ICMC-MKG\mkg-2009-02-03-b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J246:.M24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2-03-c.wav</text:p>
          </table:table-cell>
          <table:table-cell office:value-type="string" calcext:value-type="string">
            <text:p>d:\Dropbox\2009-ICMC-MKG\mkg-2009-02-03-c.wav</text:p>
          </table:table-cell>
          <table:table-cell table:style-name="ce2" office:value-type="date" office:date-value="2010-08-03T03:05:44" calcext:value-type="date">
            <text:p>08/03/10 03:05 AM</text:p>
          </table:table-cell>
          <table:table-cell office:value-type="string" calcext:value-type="string">
            <text:p>Redundant</text:p>
          </table:table-cell>
          <table:table-cell table:formula="of:=COUNTBLANK([.J247:.M24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1.py.output.wav</text:p>
          </table:table-cell>
          <table:table-cell office:value-type="string" calcext:value-type="string">
            <text:p>d:\Dropbox\2010-ICMC-MKG\60x60\mkg-2009-12-30-11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48:.M24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output.wav</text:p>
          </table:table-cell>
          <table:table-cell office:value-type="string" calcext:value-type="string">
            <text:p>d:\Dropbox\2010-ICMC-MKG\60x60\mkg-2009-12-30-12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49:.M24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12.py.wav</text:p>
          </table:table-cell>
          <table:table-cell office:value-type="string" calcext:value-type="string">
            <text:p>d:\Dropbox\2010-ICMC-MKG\60x60\mkg-2009-12-30-12.py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0:.M25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cd.wav</text:p>
          </table:table-cell>
          <table:table-cell office:value-type="string" calcext:value-type="string">
            <text:p>d:\Dropbox\2010-ICMC-MKG\60x60\mkg-2009-12-30-4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1:.M25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4.py.output.wav</text:p>
          </table:table-cell>
          <table:table-cell office:value-type="string" calcext:value-type="string">
            <text:p>d:\Dropbox\2010-ICMC-MKG\60x60\mkg-2009-12-30-4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2:.M25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cd.wav</text:p>
          </table:table-cell>
          <table:table-cell office:value-type="string" calcext:value-type="string">
            <text:p>d:\Dropbox\2010-ICMC-MKG\60x60\mkg-2009-12-30-6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3:.M25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6.py.output.wav</text:p>
          </table:table-cell>
          <table:table-cell office:value-type="string" calcext:value-type="string">
            <text:p>d:\Dropbox\2010-ICMC-MKG\60x60\mkg-2009-12-30-6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4:.M25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cd.wav</text:p>
          </table:table-cell>
          <table:table-cell office:value-type="string" calcext:value-type="string">
            <text:p>d:\Dropbox\2010-ICMC-MKG\60x60\mkg-2009-12-30-8.py.cd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5:.M25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8.py.output.wav</text:p>
          </table:table-cell>
          <table:table-cell office:value-type="string" calcext:value-type="string">
            <text:p>d:\Dropbox\2010-ICMC-MKG\60x60\mkg-2009-12-30-8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6:.M25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12-30-9.py.output.wav</text:p>
          </table:table-cell>
          <table:table-cell office:value-type="string" calcext:value-type="string">
            <text:p>d:\Dropbox\2010-ICMC-MKG\60x60\mkg-2009-12-30-9.py.output.wav</text:p>
          </table:table-cell>
          <table:table-cell table:style-name="ce2" office:value-type="date" office:date-value="2010-08-03T03:06:15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7:.M25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o.py.cd.wav</text:p>
          </table:table-cell>
          <table:table-cell office:value-type="string" calcext:value-type="string">
            <text:p>d:\Dropbox\2010-ICMC-MKG\mkg-2009-09-14-o\mkg-2009-09-14-o.py.cd.wav</text:p>
          </table:table-cell>
          <table:table-cell table:style-name="ce2" office:value-type="date" office:date-value="2010-08-03T03:06:28" calcext:value-type="date">
            <text:p>08/03/10 03:06 AM</text:p>
          </table:table-cell>
          <table:table-cell office:value-type="string" calcext:value-type="string">
            <text:p>Redundant</text:p>
          </table:table-cell>
          <table:table-cell table:formula="of:=COUNTBLANK([.J258:.M25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pophysis-090301-17.wav</text:p>
          </table:table-cell>
          <table:table-cell office:value-type="string" calcext:value-type="string">
            <text:p>d:\Dropbox\2010-ICMC-MKG\soundifs\Apophysis-090301-17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J259:.M25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cd.wav</text:p>
          </table:table-cell>
          <table:table-cell office:value-type="string" calcext:value-type="string">
            <text:p>d:\Dropbox\2010-ICMC-MKG\soundifs\soundifs-1.py.c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J260:.M26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-1.py.wav</text:p>
          </table:table-cell>
          <table:table-cell office:value-type="string" calcext:value-type="string">
            <text:p>d:\Dropbox\2010-ICMC-MKG\soundifs\soundifs-1.py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J261:.M26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oundifs.py.cd.wav</text:p>
          </table:table-cell>
          <table:table-cell office:value-type="string" calcext:value-type="string">
            <text:p>d:\Dropbox\2010-ICMC-MKG\soundifs\soundifs.py.cd.wav</text:p>
          </table:table-cell>
          <table:table-cell table:style-name="ce2" office:value-type="date" office:date-value="2010-08-03T03:07:25" calcext:value-type="date">
            <text:p>08/03/10 03:07 AM</text:p>
          </table:table-cell>
          <table:table-cell office:value-type="string" calcext:value-type="string">
            <text:p>Redundant</text:p>
          </table:table-cell>
          <table:table-cell table:formula="of:=COUNTBLANK([.J262:.M26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woDualities.wav</text:p>
          </table:table-cell>
          <table:table-cell office:value-type="string" calcext:value-type="string">
            <text:p>d:\Dropbox\Talks\Brad's class\My Way\TwoDualities.wav</text:p>
          </table:table-cell>
          <table:table-cell table:style-name="ce2" office:value-type="date" office:date-value="2010-08-03T03:10:12" calcext:value-type="date">
            <text:p>08/03/10 03:10 AM</text:p>
          </table:table-cell>
          <table:table-cell office:value-type="string" calcext:value-type="string">
            <text:p>Redundant</text:p>
          </table:table-cell>
          <table:table-cell table:formula="of:=COUNTBLANK([.J263:.M26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r.py.cd.wav</text:p>
          </table:table-cell>
          <table:table-cell office:value-type="string" calcext:value-type="string">
            <text:p>d:\Dropbox\studio\mkg-2009-09-14-r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J264:.M26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cd.wav</text:p>
          </table:table-cell>
          <table:table-cell office:value-type="string" calcext:value-type="string">
            <text:p>d:\Dropbox\studio\mkg-2009-09-14-s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J265:.M26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s.py.output.wav</text:p>
          </table:table-cell>
          <table:table-cell office:value-type="string" calcext:value-type="string">
            <text:p>d:\Dropbox\studio\mkg-2009-09-14-s.py.output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J266:.M26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9-09-14-t.py.cd.wav</text:p>
          </table:table-cell>
          <table:table-cell office:value-type="string" calcext:value-type="string">
            <text:p>d:\Dropbox\studio\mkg-2009-09-14-t.py.cd.wav</text:p>
          </table:table-cell>
          <table:table-cell table:style-name="ce2" office:value-type="date" office:date-value="2010-08-03T03:11:22" calcext:value-type="date">
            <text:p>08/03/10 03:11 AM</text:p>
          </table:table-cell>
          <table:table-cell office:value-type="string" calcext:value-type="string">
            <text:p>Redundant</text:p>
          </table:table-cell>
          <table:table-cell table:formula="of:=COUNTBLANK([.J267:.M26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wav</text:p>
          </table:table-cell>
          <table:table-cell office:value-type="string" calcext:value-type="string">
            <text:p>c:\Users\mike\Documents\silencio\MyScore.wav</text:p>
          </table:table-cell>
          <table:table-cell table:style-name="ce2" office:value-type="date" office:date-value="2011-11-13T02:21:05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J268:.M26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yScore.cd.wav</text:p>
          </table:table-cell>
          <table:table-cell office:value-type="string" calcext:value-type="string">
            <text:p>c:\Users\mike\Documents\silencio\MyScore.cd.wav</text:p>
          </table:table-cell>
          <table:table-cell table:style-name="ce2" office:value-type="date" office:date-value="2011-11-13T02:21:23" calcext:value-type="date">
            <text:p>11/13/11 02:21 AM</text:p>
          </table:table-cell>
          <table:table-cell office:value-type="string" calcext:value-type="string">
            <text:p>Redundant</text:p>
          </table:table-cell>
          <table:table-cell table:formula="of:=COUNTBLANK([.J269:.M26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cd.wav</text:p>
          </table:table-cell>
          <table:table-cell office:value-type="string" calcext:value-type="string">
            <text:p>d:\Dropbox\music\Untouching-GCG-8-1.cd.wav</text:p>
          </table:table-cell>
          <table:table-cell table:style-name="ce2" office:value-type="date" office:date-value="2013-03-09T12:00:53" calcext:value-type="date">
            <text:p>03/09/13 12:00 PM</text:p>
          </table:table-cell>
          <table:table-cell office:value-type="string" calcext:value-type="string">
            <text:p>Redundant</text:p>
          </table:table-cell>
          <table:table-cell table:formula="of:=COUNTBLANK([.J270:.M27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1.wav</text:p>
          </table:table-cell>
          <table:table-cell office:value-type="string" calcext:value-type="string">
            <text:p>d:\Dropbox\music\Untouching-GCG-8-1.wav</text:p>
          </table:table-cell>
          <table:table-cell table:style-name="ce2" office:value-type="date" office:date-value="2013-03-09T12:01:03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J271:.M27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cd.wav</text:p>
          </table:table-cell>
          <table:table-cell office:value-type="string" calcext:value-type="string">
            <text:p>d:\Dropbox\music\Yellow_Leaves\Yellow_Leaves.4.lua.cd.wav</text:p>
          </table:table-cell>
          <table:table-cell table:style-name="ce2" office:value-type="date" office:date-value="2013-03-09T12:01:56" calcext:value-type="date">
            <text:p>03/09/13 12:01 PM</text:p>
          </table:table-cell>
          <table:table-cell office:value-type="string" calcext:value-type="string">
            <text:p>Redundant</text:p>
          </table:table-cell>
          <table:table-cell table:formula="of:=COUNTBLANK([.J272:.M27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.4.lua.wav</text:p>
          </table:table-cell>
          <table:table-cell office:value-type="string" calcext:value-type="string">
            <text:p>d:\Dropbox\music\Yellow_Leaves\Yellow_Leaves.4.lua.wav</text:p>
          </table:table-cell>
          <table:table-cell table:style-name="ce2" office:value-type="date" office:date-value="2013-03-09T12:02:04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J273:.M27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9.wav</text:p>
          </table:table-cell>
          <table:table-cell office:value-type="string" calcext:value-type="string">
            <text:p>d:\Dropbox\music\Yellow_Leaves\Yellow_Leaves_9.wav</text:p>
          </table:table-cell>
          <table:table-cell table:style-name="ce2" office:value-type="date" office:date-value="2013-03-09T12:02:38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J274:.M27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cd.wav</text:p>
          </table:table-cell>
          <table:table-cell office:value-type="string" calcext:value-type="string">
            <text:p>d:\Dropbox\music\Untouching\Untouching-GCG-8-5.cd.wav</text:p>
          </table:table-cell>
          <table:table-cell table:style-name="ce2" office:value-type="date" office:date-value="2013-03-09T12:02:53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J275:.M27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GCG-8-5.wav</text:p>
          </table:table-cell>
          <table:table-cell office:value-type="string" calcext:value-type="string">
            <text:p>d:\Dropbox\music\Untouching\Untouching-GCG-8-5.wav</text:p>
          </table:table-cell>
          <table:table-cell table:style-name="ce2" office:value-type="date" office:date-value="2013-03-09T12:02:57" calcext:value-type="date">
            <text:p>03/09/13 12:02 PM</text:p>
          </table:table-cell>
          <table:table-cell office:value-type="string" calcext:value-type="string">
            <text:p>Redundant</text:p>
          </table:table-cell>
          <table:table-cell table:formula="of:=COUNTBLANK([.J276:.M27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cd.wav</text:p>
          </table:table-cell>
          <table:table-cell office:value-type="string" calcext:value-type="string">
            <text:p>d:\Dropbox\music\Study_4\Study.4.cd.wav</text:p>
          </table:table-cell>
          <table:table-cell table:style-name="ce2" office:value-type="date" office:date-value="2013-03-09T12:03:19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J277:.M27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cd.wav</text:p>
          </table:table-cell>
          <table:table-cell office:value-type="string" calcext:value-type="string">
            <text:p>d:\Dropbox\music\Study_4\Study.4.lua.cd.wav</text:p>
          </table:table-cell>
          <table:table-cell table:style-name="ce2" office:value-type="date" office:date-value="2013-03-09T12:03:2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J278:.M27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lua.wav</text:p>
          </table:table-cell>
          <table:table-cell office:value-type="string" calcext:value-type="string">
            <text:p>d:\Dropbox\music\Study_4\Study.4.lua.wav</text:p>
          </table:table-cell>
          <table:table-cell table:style-name="ce2" office:value-type="date" office:date-value="2013-03-09T12:03:24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J279:.M27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Study.4.wav</text:p>
          </table:table-cell>
          <table:table-cell office:value-type="string" calcext:value-type="string">
            <text:p>d:\Dropbox\music\Study_4\Study.4.wav</text:p>
          </table:table-cell>
          <table:table-cell table:style-name="ce2" office:value-type="date" office:date-value="2013-03-09T12:03:27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J280:.M28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cd.wav</text:p>
          </table:table-cell>
          <table:table-cell office:value-type="string" calcext:value-type="string">
            <text:p>d:\Dropbox\music\qt_drone\Mountain_Drone.cd.wav</text:p>
          </table:table-cell>
          <table:table-cell table:style-name="ce2" office:value-type="date" office:date-value="2013-03-09T12:03:32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J281:.M28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ountain_Drone.wav</text:p>
          </table:table-cell>
          <table:table-cell office:value-type="string" calcext:value-type="string">
            <text:p>d:\Dropbox\music\qt_drone\Mountain_Drone.wav</text:p>
          </table:table-cell>
          <table:table-cell table:style-name="ce2" office:value-type="date" office:date-value="2013-03-09T12:03:58" calcext:value-type="date">
            <text:p>03/09/13 12:03 PM</text:p>
          </table:table-cell>
          <table:table-cell office:value-type="string" calcext:value-type="string">
            <text:p>Redundant</text:p>
          </table:table-cell>
          <table:table-cell table:formula="of:=COUNTBLANK([.J282:.M28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10-03-16-e-1.py.cd.wav</text:p>
          </table:table-cell>
          <table:table-cell office:value-type="string" calcext:value-type="string">
            <text:p>d:\Dropbox\music\mkg-2010-03-16-e\mkg-2010-03-16-e-1.py.cd.wav</text:p>
          </table:table-cell>
          <table:table-cell table:style-name="ce2" office:value-type="date" office:date-value="2013-03-09T12:04:17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J283:.M28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cd.wav</text:p>
          </table:table-cell>
          <table:table-cell office:value-type="string" calcext:value-type="string">
            <text:p>d:\Dropbox\music\mkg-2008-07-28\mkg-2008-07-28-a-3.cd.wav</text:p>
          </table:table-cell>
          <table:table-cell table:style-name="ce2" office:value-type="date" office:date-value="2013-03-09T12:04:54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J284:.M28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mkg-2008-07-28-a-3.output.wav</text:p>
          </table:table-cell>
          <table:table-cell office:value-type="string" calcext:value-type="string">
            <text:p>d:\Dropbox\music\mkg-2008-07-28\mkg-2008-07-28-a-3.output.wav</text:p>
          </table:table-cell>
          <table:table-cell table:style-name="ce2" office:value-type="date" office:date-value="2013-03-09T12:04:56" calcext:value-type="date">
            <text:p>03/09/13 12:04 PM</text:p>
          </table:table-cell>
          <table:table-cell office:value-type="string" calcext:value-type="string">
            <text:p>Redundant</text:p>
          </table:table-cell>
          <table:table-cell table:formula="of:=COUNTBLANK([.J285:.M28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cd.wav</text:p>
          </table:table-cell>
          <table:table-cell office:value-type="string" calcext:value-type="string">
            <text:p>d:\Dropbox\music\Blue_Leaves\Blue_Leaves_4e.cd.wav</text:p>
          </table:table-cell>
          <table:table-cell table:style-name="ce2" office:value-type="date" office:date-value="2013-03-09T12:07:17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J286:.M28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4e.wav</text:p>
          </table:table-cell>
          <table:table-cell office:value-type="string" calcext:value-type="string">
            <text:p>d:\Dropbox\music\Blue_Leaves\Blue_Leaves_4e.wav</text:p>
          </table:table-cell>
          <table:table-cell table:style-name="ce2" office:value-type="date" office:date-value="2013-03-09T12:07:28" calcext:value-type="date">
            <text:p>03/09/13 12:07 PM</text:p>
          </table:table-cell>
          <table:table-cell office:value-type="string" calcext:value-type="string">
            <text:p>Redundant</text:p>
          </table:table-cell>
          <table:table-cell table:formula="of:=COUNTBLANK([.J287:.M28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Aeolus_Study.3.native_reverb.lua.cd.wav</text:p>
          </table:table-cell>
          <table:table-cell office:value-type="string" calcext:value-type="string">
            <text:p>d:\Dropbox\2011-LAC-MKG\Aeolus_Study.3.native_reverb.lua.cd.wav</text:p>
          </table:table-cell>
          <table:table-cell table:style-name="ce2" office:value-type="date" office:date-value="2013-03-09T12:08:21" calcext:value-type="date">
            <text:p>03/09/13 12:08 PM</text:p>
          </table:table-cell>
          <table:table-cell office:value-type="string" calcext:value-type="string">
            <text:p>Redundant</text:p>
          </table:table-cell>
          <table:table-cell table:formula="of:=COUNTBLANK([.J288:.M28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Untouching-1.wav</text:p>
          </table:table-cell>
          <table:table-cell office:value-type="string" calcext:value-type="string">
            <text:p>d:\Dropbox\music\Untouching\Untouching-1.wav</text:p>
          </table:table-cell>
          <table:table-cell table:style-name="ce2" office:value-type="date" office:date-value="2013-03-14T00:51:27" calcext:value-type="date">
            <text:p>03/14/13 12:51 AM</text:p>
          </table:table-cell>
          <table:table-cell office:value-type="string" calcext:value-type="string">
            <text:p>Redundant</text:p>
          </table:table-cell>
          <table:table-cell table:formula="of:=COUNTBLANK([.J289:.M28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_5a_1.cd.wav</text:p>
          </table:table-cell>
          <table:table-cell office:value-type="string" calcext:value-type="string">
            <text:p>d:\Dropbox\music\Blue_Leaves\Blue_Leaves_5a_1.cd.wav</text:p>
          </table:table-cell>
          <table:table-cell table:style-name="ce2" office:value-type="date" office:date-value="2013-03-30T10:50:49" calcext:value-type="date">
            <text:p>03/30/13 10:50 AM</text:p>
          </table:table-cell>
          <table:table-cell office:value-type="string" calcext:value-type="string">
            <text:p>Redundant</text:p>
          </table:table-cell>
          <table:table-cell table:formula="of:=COUNTBLANK([.J290:.M29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 (mkg-1015PEM's conflicted copy 2013-04-02).wav</text:p>
          </table:table-cell>
          <table:table-cell office:value-type="string" calcext:value-type="string">
            <text:p>d:\Dropbox\music\Yellow_Leaves\Yellow_Leaves_13-1 (mkg-1015PEM's conflicted copy 2013-04-02).wav</text:p>
          </table:table-cell>
          <table:table-cell table:style-name="ce2" office:value-type="date" office:date-value="2013-04-02T12:56:51" calcext:value-type="date">
            <text:p>04/02/13 12:56 PM</text:p>
          </table:table-cell>
          <table:table-cell office:value-type="string" calcext:value-type="string">
            <text:p>Redundant</text:p>
          </table:table-cell>
          <table:table-cell table:formula="of:=COUNTBLANK([.J291:.M29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Triptych.wav</text:p>
          </table:table-cell>
          <table:table-cell office:value-type="string" calcext:value-type="string">
            <text:p>d:\Dropbox\Talks\Brad's class\My Way\Triptych.wav</text:p>
          </table:table-cell>
          <table:table-cell table:style-name="ce2" office:value-type="date" office:date-value="2013-04-11T16:08:37" calcext:value-type="date">
            <text:p>04/11/13 04:08 PM</text:p>
          </table:table-cell>
          <table:table-cell office:value-type="string" calcext:value-type="string">
            <text:p>Redundant</text:p>
          </table:table-cell>
          <table:table-cell table:formula="of:=COUNTBLANK([.J292:.M29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wav</text:p>
          </table:table-cell>
          <table:table-cell office:value-type="string" calcext:value-type="string">
            <text:p>d:\Dropbox\music\Yellow_Leaves\Yellow_Leaves_13-1.wav</text:p>
          </table:table-cell>
          <table:table-cell table:style-name="ce2" office:value-type="date" office:date-value="2013-04-11T23:35:08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J293:.M29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1.cd.wav</text:p>
          </table:table-cell>
          <table:table-cell office:value-type="string" calcext:value-type="string">
            <text:p>d:\Dropbox\music\Yellow_Leaves\Yellow_Leaves_13-1.cd.wav</text:p>
          </table:table-cell>
          <table:table-cell table:style-name="ce2" office:value-type="date" office:date-value="2013-04-11T23:35:14" calcext:value-type="date">
            <text:p>04/11/13 11:35 PM</text:p>
          </table:table-cell>
          <table:table-cell office:value-type="string" calcext:value-type="string">
            <text:p>Redundant</text:p>
          </table:table-cell>
          <table:table-cell table:formula="of:=COUNTBLANK([.J294:.M29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 (mkg-1015PEM's conflicted copy 2013-04-15).wav</text:p>
          </table:table-cell>
          <table:table-cell office:value-type="string" calcext:value-type="string">
            <text:p>d:\Dropbox\music\Yellow_Leaves\Yellow_Leaves_13-2 (mkg-1015PEM's conflicted copy 2013-04-15).wav</text:p>
          </table:table-cell>
          <table:table-cell table:style-name="ce2" office:value-type="date" office:date-value="2013-04-16T00:23:23" calcext:value-type="date">
            <text:p>04/16/13 12:23 AM</text:p>
          </table:table-cell>
          <table:table-cell office:value-type="string" calcext:value-type="string">
            <text:p>Redundant</text:p>
          </table:table-cell>
          <table:table-cell table:formula="of:=COUNTBLANK([.J295:.M29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wav</text:p>
          </table:table-cell>
          <table:table-cell office:value-type="string" calcext:value-type="string">
            <text:p>d:\Dropbox\music\Yellow_Leaves\Yellow_Leaves_13-2.wav</text:p>
          </table:table-cell>
          <table:table-cell table:style-name="ce2" office:value-type="date" office:date-value="2013-04-19T02:53:06.000004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J296:.M29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2.cd.wav</text:p>
          </table:table-cell>
          <table:table-cell office:value-type="string" calcext:value-type="string">
            <text:p>d:\Dropbox\music\Yellow_Leaves\Yellow_Leaves_13-2.cd.wav</text:p>
          </table:table-cell>
          <table:table-cell table:style-name="ce2" office:value-type="date" office:date-value="2013-04-19T02:53:13" calcext:value-type="date">
            <text:p>04/19/13 02:53 AM</text:p>
          </table:table-cell>
          <table:table-cell office:value-type="string" calcext:value-type="string">
            <text:p>Redundant</text:p>
          </table:table-cell>
          <table:table-cell table:formula="of:=COUNTBLANK([.J297:.M29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.wav</text:p>
          </table:table-cell>
          <table:table-cell office:value-type="string" calcext:value-type="string">
            <text:p>d:\Dropbox\tutorial\code\03_Zodiac\zodiac.wav</text:p>
          </table:table-cell>
          <table:table-cell table:style-name="ce2" office:value-type="date" office:date-value="2013-04-28T20:11:42" calcext:value-type="date">
            <text:p>04/28/13 08:11 PM</text:p>
          </table:table-cell>
          <table:table-cell office:value-type="string" calcext:value-type="string">
            <text:p>Redundant</text:p>
          </table:table-cell>
          <table:table-cell table:formula="of:=COUNTBLANK([.J298:.M29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1644.csd.wav</text:p>
          </table:table-cell>
          <table:table-cell office:value-type="string" calcext:value-type="string">
            <text:p>c:\Users\mike\development\csoundabx\f--2002-01-28--17-37-42.042.mml.1644.csd.wav</text:p>
          </table:table-cell>
          <table:table-cell table:style-name="ce2" office:value-type="date" office:date-value="2013-05-04T23:44:43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J299:.M29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2496.csd.wav</text:p>
          </table:table-cell>
          <table:table-cell office:value-type="string" calcext:value-type="string">
            <text:p>c:\Users\mike\development\csoundabx\f--2002-01-28--17-37-42.042.mml.2496.csd.wav</text:p>
          </table:table-cell>
          <table:table-cell table:style-name="ce2" office:value-type="date" office:date-value="2013-05-04T23:44:4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J300:.M30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3296.csd.wav</text:p>
          </table:table-cell>
          <table:table-cell office:value-type="string" calcext:value-type="string">
            <text:p>c:\Users\mike\development\csoundabx\f--2002-01-28--17-37-42.042.mml.3296.csd.wav</text:p>
          </table:table-cell>
          <table:table-cell table:style-name="ce2" office:value-type="date" office:date-value="2013-05-04T23:44:58" calcext:value-type="date">
            <text:p>05/04/13 11:44 PM</text:p>
          </table:table-cell>
          <table:table-cell office:value-type="string" calcext:value-type="string">
            <text:p>Redundant</text:p>
          </table:table-cell>
          <table:table-cell table:formula="of:=COUNTBLANK([.J301:.M30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wav</text:p>
          </table:table-cell>
          <table:table-cell office:value-type="string" calcext:value-type="string">
            <text:p>d:\Dropbox\music\Yellow_Leaves\Yellow_Leaves_13-3.wav</text:p>
          </table:table-cell>
          <table:table-cell table:style-name="ce2" office:value-type="date" office:date-value="2013-05-06T02:16:0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J302:.M30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 (sorabji's conflicted copy 2013-05-06).wav</text:p>
          </table:table-cell>
          <table:table-cell office:value-type="string" calcext:value-type="string">
            <text:p>d:\Dropbox\music\Yellow_Leaves\Yellow_Leaves_13-3.cd (sorabji's conflicted copy 2013-05-06).wav</text:p>
          </table:table-cell>
          <table:table-cell table:style-name="ce2" office:value-type="date" office:date-value="2013-05-06T02:16:31" calcext:value-type="date">
            <text:p>05/06/13 02:16 AM</text:p>
          </table:table-cell>
          <table:table-cell office:value-type="string" calcext:value-type="string">
            <text:p>Redundant</text:p>
          </table:table-cell>
          <table:table-cell table:formula="of:=COUNTBLANK([.J303:.M30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3.cd.wav</text:p>
          </table:table-cell>
          <table:table-cell office:value-type="string" calcext:value-type="string">
            <text:p>d:\Dropbox\music\Yellow_Leaves\Yellow_Leaves_13-3.cd.wav</text:p>
          </table:table-cell>
          <table:table-cell table:style-name="ce2" office:value-type="date" office:date-value="2013-05-06T13:05:38" calcext:value-type="date">
            <text:p>05/06/13 01:05 PM</text:p>
          </table:table-cell>
          <table:table-cell office:value-type="string" calcext:value-type="string">
            <text:p>Redundant</text:p>
          </table:table-cell>
          <table:table-cell table:formula="of:=COUNTBLANK([.J304:.M30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wav</text:p>
          </table:table-cell>
          <table:table-cell office:value-type="string" calcext:value-type="string">
            <text:p>d:\Dropbox\music\Yellow_Leaves\Yellow_Leaves_13-5.wav</text:p>
          </table:table-cell>
          <table:table-cell table:style-name="ce2" office:value-type="date" office:date-value="2013-05-14T00:34:57.999999" calcext:value-type="date">
            <text:p>05/14/13 12:34 AM</text:p>
          </table:table-cell>
          <table:table-cell office:value-type="string" calcext:value-type="string">
            <text:p>Redundant</text:p>
          </table:table-cell>
          <table:table-cell table:formula="of:=COUNTBLANK([.J305:.M30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5.cd.wav</text:p>
          </table:table-cell>
          <table:table-cell office:value-type="string" calcext:value-type="string">
            <text:p>d:\Dropbox\music\Yellow_Leaves\Yellow_Leaves_13-5.cd.wav</text:p>
          </table:table-cell>
          <table:table-cell table:style-name="ce2" office:value-type="date" office:date-value="2013-05-14T00:35:06" calcext:value-type="date">
            <text:p>05/14/13 12:35 AM</text:p>
          </table:table-cell>
          <table:table-cell office:value-type="string" calcext:value-type="string">
            <text:p>Redundant</text:p>
          </table:table-cell>
          <table:table-cell table:formula="of:=COUNTBLANK([.J306:.M30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 (mkg-1015PEM's conflicted copy 2013-05-14).wav</text:p>
          </table:table-cell>
          <table:table-cell office:value-type="string" calcext:value-type="string">
            <text:p>d:\Dropbox\music\Yellow_Leaves\Yellow_Leaves_13-4.cd (mkg-1015PEM's conflicted copy 2013-05-14).wav</text:p>
          </table:table-cell>
          <table:table-cell table:style-name="ce2" office:value-type="date" office:date-value="2013-05-14T12:57:02" calcext:value-type="date">
            <text:p>05/14/13 12:57 PM</text:p>
          </table:table-cell>
          <table:table-cell office:value-type="string" calcext:value-type="string">
            <text:p>Redundant</text:p>
          </table:table-cell>
          <table:table-cell table:formula="of:=COUNTBLANK([.J307:.M30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 (mkg-1015PEM's conflicted copy 2013-05-14).wav</text:p>
          </table:table-cell>
          <table:table-cell office:value-type="string" calcext:value-type="string">
            <text:p>d:\Dropbox\music\Yellow_Leaves\Yellow_Leaves_13-4 (mkg-1015PEM's conflicted copy 2013-05-14).wav</text:p>
          </table:table-cell>
          <table:table-cell table:style-name="ce2" office:value-type="date" office:date-value="2013-05-14T13:37:55" calcext:value-type="date">
            <text:p>05/14/13 01:37 PM</text:p>
          </table:table-cell>
          <table:table-cell office:value-type="string" calcext:value-type="string">
            <text:p>Redundant</text:p>
          </table:table-cell>
          <table:table-cell table:formula="of:=COUNTBLANK([.J308:.M30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cd.wav</text:p>
          </table:table-cell>
          <table:table-cell office:value-type="string" calcext:value-type="string">
            <text:p>d:\Dropbox\music\Yellow_Leaves\Yellow_Leaves_13-4.cd.wav</text:p>
          </table:table-cell>
          <table:table-cell table:style-name="ce2" office:value-type="date" office:date-value="2013-05-18T15:49:04" calcext:value-type="date">
            <text:p>05/18/13 03:49 PM</text:p>
          </table:table-cell>
          <table:table-cell office:value-type="string" calcext:value-type="string">
            <text:p>Redundant</text:p>
          </table:table-cell>
          <table:table-cell table:formula="of:=COUNTBLANK([.J309:.M30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4.wav</text:p>
          </table:table-cell>
          <table:table-cell office:value-type="string" calcext:value-type="string">
            <text:p>d:\Dropbox\music\Yellow_Leaves\Yellow_Leaves_13-4.wav</text:p>
          </table:table-cell>
          <table:table-cell table:style-name="ce2" office:value-type="date" office:date-value="2013-05-18T16:15:28" calcext:value-type="date">
            <text:p>05/18/13 04:15 PM</text:p>
          </table:table-cell>
          <table:table-cell office:value-type="string" calcext:value-type="string">
            <text:p>Redundant</text:p>
          </table:table-cell>
          <table:table-cell table:formula="of:=COUNTBLANK([.J310:.M31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wav</text:p>
          </table:table-cell>
          <table:table-cell office:value-type="string" calcext:value-type="string">
            <text:p>d:\Dropbox\music\Yellow_Leaves\Yellow_Leaves_13-7.wav</text:p>
          </table:table-cell>
          <table:table-cell table:style-name="ce2" office:value-type="date" office:date-value="2013-05-27T15:55:50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J311:.M31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.cd.wav</text:p>
          </table:table-cell>
          <table:table-cell office:value-type="string" calcext:value-type="string">
            <text:p>d:\Dropbox\music\Yellow_Leaves\Yellow_Leaves_13-7.cd.wav</text:p>
          </table:table-cell>
          <table:table-cell table:style-name="ce2" office:value-type="date" office:date-value="2013-05-27T15:55:58" calcext:value-type="date">
            <text:p>05/27/13 03:55 PM</text:p>
          </table:table-cell>
          <table:table-cell office:value-type="string" calcext:value-type="string">
            <text:p>Redundant</text:p>
          </table:table-cell>
          <table:table-cell table:formula="of:=COUNTBLANK([.J312:.M31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wav</text:p>
          </table:table-cell>
          <table:table-cell office:value-type="string" calcext:value-type="string">
            <text:p>d:\Dropbox\music\Yellow_Leaves\Yellow_Leaves_13-6.wav</text:p>
          </table:table-cell>
          <table:table-cell table:style-name="ce2" office:value-type="date" office:date-value="2013-05-27T21:43:39" calcext:value-type="date">
            <text:p>05/27/13 09:43 PM</text:p>
          </table:table-cell>
          <table:table-cell office:value-type="string" calcext:value-type="string">
            <text:p>Redundant</text:p>
          </table:table-cell>
          <table:table-cell table:formula="of:=COUNTBLANK([.J313:.M31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.cd.wav</text:p>
          </table:table-cell>
          <table:table-cell office:value-type="string" calcext:value-type="string">
            <text:p>d:\Dropbox\music\Yellow_Leaves\Yellow_Leaves_13-6.cd.wav</text:p>
          </table:table-cell>
          <table:table-cell table:style-name="ce2" office:value-type="date" office:date-value="2013-05-29T13:10:34" calcext:value-type="date">
            <text:p>05/29/13 01:10 PM</text:p>
          </table:table-cell>
          <table:table-cell office:value-type="string" calcext:value-type="string">
            <text:p>Redundant</text:p>
          </table:table-cell>
          <table:table-cell table:formula="of:=COUNTBLANK([.J314:.M31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6 (mkg-1015PEM's conflicted copy 2013-05-29).wav</text:p>
          </table:table-cell>
          <table:table-cell office:value-type="string" calcext:value-type="string">
            <text:p>d:\Dropbox\music\Yellow_Leaves\Yellow_Leaves_13-6 (mkg-1015PEM's conflicted copy 2013-05-29).wav</text:p>
          </table:table-cell>
          <table:table-cell table:style-name="ce2" office:value-type="date" office:date-value="2013-05-29T13:35:13" calcext:value-type="date">
            <text:p>05/29/13 01:35 PM</text:p>
          </table:table-cell>
          <table:table-cell office:value-type="string" calcext:value-type="string">
            <text:p>Redundant</text:p>
          </table:table-cell>
          <table:table-cell table:formula="of:=COUNTBLANK([.J315:.M31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wav</text:p>
          </table:table-cell>
          <table:table-cell office:value-type="string" calcext:value-type="string">
            <text:p>d:\Dropbox\music\Yellow_Leaves\Yellow_Leaves_13-7new.wav</text:p>
          </table:table-cell>
          <table:table-cell table:style-name="ce2" office:value-type="date" office:date-value="2013-06-22T13:35:05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J316:.M31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Yellow_Leaves_13-7new.cd.wav</text:p>
          </table:table-cell>
          <table:table-cell office:value-type="string" calcext:value-type="string">
            <text:p>d:\Dropbox\music\Yellow_Leaves\Yellow_Leaves_13-7new.cd.wav</text:p>
          </table:table-cell>
          <table:table-cell table:style-name="ce2" office:value-type="date" office:date-value="2013-06-22T13:35:14" calcext:value-type="date">
            <text:p>06/22/13 01:35 PM</text:p>
          </table:table-cell>
          <table:table-cell office:value-type="string" calcext:value-type="string">
            <text:p>Redundant</text:p>
          </table:table-cell>
          <table:table-cell table:formula="of:=COUNTBLANK([.J317:.M31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Blue_Leaves.norm.wav</text:p>
          </table:table-cell>
          <table:table-cell office:value-type="string" calcext:value-type="string">
            <text:p>d:\Dropbox\music\Blue_Leaves\Blue_Leaves.norm.wav</text:p>
          </table:table-cell>
          <table:table-cell table:style-name="ce2" office:value-type="date" office:date-value="2013-08-22T11:36:22" calcext:value-type="date">
            <text:p>08/22/13 11:36 AM</text:p>
          </table:table-cell>
          <table:table-cell office:value-type="string" calcext:value-type="string">
            <text:p>Redundant</text:p>
          </table:table-cell>
          <table:table-cell table:formula="of:=COUNTBLANK([.J318:.M31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.py.wav</text:p>
          </table:table-cell>
          <table:table-cell office:value-type="string" calcext:value-type="string">
            <text:p>d:\Dropbox\2014-NYCEMF-MKG\csound-2005-03-06--03.38.19\csound-2005-03-06--03.38.19.py.wav</text:p>
          </table:table-cell>
          <table:table-cell table:style-name="ce2" office:value-type="date" office:date-value="2014-01-14T22:45:29" calcext:value-type="date">
            <text:p>01/14/14 10:45 PM</text:p>
          </table:table-cell>
          <table:table-cell office:value-type="string" calcext:value-type="string">
            <text:p>Redundant</text:p>
          </table:table-cell>
          <table:table-cell table:formula="of:=COUNTBLANK([.J319:.M31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4-12-12--19.55.12a.py.csd.wav</text:p>
          </table:table-cell>
          <table:table-cell office:value-type="string" calcext:value-type="string">
            <text:p>d:\Dropbox\2014-NYCEMF-MKG\attic\csound-2004-12-12--19.55.12a.py.csd.wav</text:p>
          </table:table-cell>
          <table:table-cell table:style-name="ce2" office:value-type="date" office:date-value="2014-01-15T01:44:40" calcext:value-type="date">
            <text:p>01/15/14 01:44 AM</text:p>
          </table:table-cell>
          <table:table-cell office:value-type="string" calcext:value-type="string">
            <text:p>Redundant</text:p>
          </table:table-cell>
          <table:table-cell table:formula="of:=COUNTBLANK([.J320:.M32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.wav</text:p>
          </table:table-cell>
          <table:table-cell office:value-type="string" calcext:value-type="string">
            <text:p>d:\Dropbox\2014-NYCEMF-MKG\f--2002-01-28--17-37-42.042\f--2002-01-28--17-37-42.042.mml.9632.1.wav</text:p>
          </table:table-cell>
          <table:table-cell table:style-name="ce2" office:value-type="date" office:date-value="2014-01-15T01:52:12" calcext:value-type="date">
            <text:p>01/15/14 01:52 AM</text:p>
          </table:table-cell>
          <table:table-cell office:value-type="string" calcext:value-type="string">
            <text:p>Redundant</text:p>
          </table:table-cell>
          <table:table-cell table:formula="of:=COUNTBLANK([.J321:.M32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l.9632.1c.wav</text:p>
          </table:table-cell>
          <table:table-cell office:value-type="string" calcext:value-type="string">
            <text:p>d:\Dropbox\2014-NYCEMF-MKG\submissions\f--2002-01-28--17-37-42.042.mml.9632.1c.wav</text:p>
          </table:table-cell>
          <table:table-cell table:style-name="ce2" office:value-type="date" office:date-value="2014-01-15T02:32:47" calcext:value-type="date">
            <text:p>01/15/14 02:32 AM</text:p>
          </table:table-cell>
          <table:table-cell office:value-type="string" calcext:value-type="string">
            <text:p>Redundant</text:p>
          </table:table-cell>
          <table:table-cell table:formula="of:=COUNTBLANK([.J322:.M32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a.wav</text:p>
          </table:table-cell>
          <table:table-cell office:value-type="string" calcext:value-type="string">
            <text:p>d:\Dropbox\2014-NYCEMF-MKG\submissions\f--2002-01-28--17-37-42.042.mm.a.wav</text:p>
          </table:table-cell>
          <table:table-cell table:style-name="ce2" office:value-type="date" office:date-value="2014-02-17T17:14:04.000005" calcext:value-type="date">
            <text:p>02/17/14 05:14 PM</text:p>
          </table:table-cell>
          <table:table-cell office:value-type="string" calcext:value-type="string">
            <text:p>Redundant</text:p>
          </table:table-cell>
          <table:table-cell table:formula="of:=COUNTBLANK([.J323:.M32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--2002-01-28--17-37-42.042.mm.b.wav</text:p>
          </table:table-cell>
          <table:table-cell office:value-type="string" calcext:value-type="string">
            <text:p>d:\Dropbox\2014-NYCEMF-MKG\submissions\f--2002-01-28--17-37-42.042.mm.b.wav</text:p>
          </table:table-cell>
          <table:table-cell table:style-name="ce2" office:value-type="date" office:date-value="2014-02-17T20:54:46" calcext:value-type="date">
            <text:p>02/17/14 08:54 PM</text:p>
          </table:table-cell>
          <table:table-cell office:value-type="string" calcext:value-type="string">
            <text:p>Redundant</text:p>
          </table:table-cell>
          <table:table-cell table:formula="of:=COUNTBLANK([.J324:.M32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2-12.csd.wav</text:p>
          </table:table-cell>
          <table:table-cell office:value-type="string" calcext:value-type="string">
            <text:p>d:\Dropbox\2014-Vanderbilt_Planetarium-MKG\zodiac-2014-02-12.csd.wav</text:p>
          </table:table-cell>
          <table:table-cell table:style-name="ce2" office:value-type="date" office:date-value="2014-02-23T02:26:33" calcext:value-type="date">
            <text:p>02/23/14 02:26 AM</text:p>
          </table:table-cell>
          <table:table-cell office:value-type="string" calcext:value-type="string">
            <text:p>Redundant</text:p>
          </table:table-cell>
          <table:table-cell table:formula="of:=COUNTBLANK([.J325:.M32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-old1.wav</text:p>
          </table:table-cell>
          <table:table-cell office:value-type="string" calcext:value-type="string">
            <text:p>d:\Dropbox\2014-NYCEMF-MKG\submissions\csound-2005-03-06--03.38.19a.py-old1.wav</text:p>
          </table:table-cell>
          <table:table-cell table:style-name="ce2" office:value-type="date" office:date-value="2014-02-23T18:48:46" calcext:value-type="date">
            <text:p>02/23/14 06:48 PM</text:p>
          </table:table-cell>
          <table:table-cell office:value-type="string" calcext:value-type="string">
            <text:p>Redundant</text:p>
          </table:table-cell>
          <table:table-cell table:formula="of:=COUNTBLANK([.J326:.M32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 (sorabji's conflicted copy 2014-03-06).wav</text:p>
          </table:table-cell>
          <table:table-cell office:value-type="string" calcext:value-type="string">
            <text:p>d:\Dropbox\2014-NYCEMF-MKG\submissions\csound-2005-03-06--03.38.19a.py (sorabji's conflicted copy 2014-03-06).wav</text:p>
          </table:table-cell>
          <table:table-cell table:style-name="ce2" office:value-type="date" office:date-value="2014-02-23T19:59:10" calcext:value-type="date">
            <text:p>02/23/14 07:59 PM</text:p>
          </table:table-cell>
          <table:table-cell office:value-type="string" calcext:value-type="string">
            <text:p>Redundant</text:p>
          </table:table-cell>
          <table:table-cell table:formula="of:=COUNTBLANK([.J327:.M32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_test.wav</text:p>
          </table:table-cell>
          <table:table-cell office:value-type="string" calcext:value-type="string">
            <text:p>d:\Dropbox\2014-Vanderbilt_Planetarium-MKG\zodiac_test.wav</text:p>
          </table:table-cell>
          <table:table-cell table:style-name="ce2" office:value-type="date" office:date-value="2014-03-04T02:25:31" calcext:value-type="date">
            <text:p>03/04/14 02:25 AM</text:p>
          </table:table-cell>
          <table:table-cell office:value-type="string" calcext:value-type="string">
            <text:p>Redundant</text:p>
          </table:table-cell>
          <table:table-cell table:formula="of:=COUNTBLANK([.J328:.M32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1.wav</text:p>
          </table:table-cell>
          <table:table-cell office:value-type="string" calcext:value-type="string">
            <text:p>d:\Dropbox\2014-Vanderbilt_Planetarium-MKG\zodiac-2014-03-01.wav</text:p>
          </table:table-cell>
          <table:table-cell table:style-name="ce2" office:value-type="date" office:date-value="2014-03-06T00:20:09" calcext:value-type="date">
            <text:p>03/06/14 12:20 AM</text:p>
          </table:table-cell>
          <table:table-cell office:value-type="string" calcext:value-type="string">
            <text:p>Redundant</text:p>
          </table:table-cell>
          <table:table-cell table:formula="of:=COUNTBLANK([.J329:.M32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3-02.csd.wav</text:p>
          </table:table-cell>
          <table:table-cell office:value-type="string" calcext:value-type="string">
            <text:p>d:\Dropbox\2014-Vanderbilt_Planetarium-MKG\zodiac-2014-03-02.csd.wav</text:p>
          </table:table-cell>
          <table:table-cell table:style-name="ce2" office:value-type="date" office:date-value="2014-03-06T00:37:10" calcext:value-type="date">
            <text:p>03/06/14 12:37 AM</text:p>
          </table:table-cell>
          <table:table-cell office:value-type="string" calcext:value-type="string">
            <text:p>Redundant</text:p>
          </table:table-cell>
          <table:table-cell table:formula="of:=COUNTBLANK([.J330:.M33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914-02-12.csd.wav</text:p>
          </table:table-cell>
          <table:table-cell office:value-type="string" calcext:value-type="string">
            <text:p>d:\Dropbox\tutorial\code\03_Zodiac\zodiac-2914-02-12.csd.wav</text:p>
          </table:table-cell>
          <table:table-cell table:style-name="ce2" office:value-type="date" office:date-value="2014-03-07T04:12:33" calcext:value-type="date">
            <text:p>03/07/14 04:12 AM</text:p>
          </table:table-cell>
          <table:table-cell office:value-type="string" calcext:value-type="string">
            <text:p>Redundant</text:p>
          </table:table-cell>
          <table:table-cell table:formula="of:=COUNTBLANK([.J331:.M331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wav</text:p>
          </table:table-cell>
          <table:table-cell office:value-type="string" calcext:value-type="string">
            <text:p>d:\Dropbox\2014-Vanderbilt_Planetarium-MKG\zodiac-2014-04-15.wav</text:p>
          </table:table-cell>
          <table:table-cell table:style-name="ce2" office:value-type="date" office:date-value="2014-04-17T01:45:52" calcext:value-type="date">
            <text:p>04/17/14 01:45 AM</text:p>
          </table:table-cell>
          <table:table-cell office:value-type="string" calcext:value-type="string">
            <text:p>Redundant</text:p>
          </table:table-cell>
          <table:table-cell table:formula="of:=COUNTBLANK([.J332:.M33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5.master.wav</text:p>
          </table:table-cell>
          <table:table-cell office:value-type="string" calcext:value-type="string">
            <text:p>d:\Dropbox\2014-Vanderbilt_Planetarium-MKG\zodiac-2014-04-15.master.wav</text:p>
          </table:table-cell>
          <table:table-cell table:style-name="ce2" office:value-type="date" office:date-value="2014-04-17T01:52:02" calcext:value-type="date">
            <text:p>04/17/14 01:52 AM</text:p>
          </table:table-cell>
          <table:table-cell office:value-type="string" calcext:value-type="string">
            <text:p>Redundant</text:p>
          </table:table-cell>
          <table:table-cell table:formula="of:=COUNTBLANK([.J333:.M33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cd.wav</text:p>
          </table:table-cell>
          <table:table-cell office:value-type="string" calcext:value-type="string">
            <text:p>d:\Dropbox\2014-Vanderbilt_Planetarium-MKG\zodiac-2014-04-16.cd.wav</text:p>
          </table:table-cell>
          <table:table-cell table:style-name="ce2" office:value-type="date" office:date-value="2014-04-17T02:26:49" calcext:value-type="date">
            <text:p>04/17/14 02:26 AM</text:p>
          </table:table-cell>
          <table:table-cell office:value-type="string" calcext:value-type="string">
            <text:p>Redundant</text:p>
          </table:table-cell>
          <table:table-cell table:formula="of:=COUNTBLANK([.J334:.M33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.master.wav</text:p>
          </table:table-cell>
          <table:table-cell office:value-type="string" calcext:value-type="string">
            <text:p>d:\Dropbox\2014-Vanderbilt_Planetarium-MKG\zodiac-2014-04-16.master.wav</text:p>
          </table:table-cell>
          <table:table-cell table:style-name="ce2" office:value-type="date" office:date-value="2014-04-18T04:05:04" calcext:value-type="date">
            <text:p>04/18/14 04:05 AM</text:p>
          </table:table-cell>
          <table:table-cell office:value-type="string" calcext:value-type="string">
            <text:p>Redundant</text:p>
          </table:table-cell>
          <table:table-cell table:formula="of:=COUNTBLANK([.J335:.M33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zodiac-2014-04-16a.master.wav</text:p>
          </table:table-cell>
          <table:table-cell office:value-type="string" calcext:value-type="string">
            <text:p>d:\Dropbox\2014-Vanderbilt_Planetarium-MKG\zodiac-2014-04-16a.master.wav</text:p>
          </table:table-cell>
          <table:table-cell table:style-name="ce2" office:value-type="date" office:date-value="2014-04-19T04:06:49.999999" calcext:value-type="date">
            <text:p>04/19/14 04:06 AM</text:p>
          </table:table-cell>
          <table:table-cell office:value-type="string" calcext:value-type="string">
            <text:p>Redundant</text:p>
          </table:table-cell>
          <table:table-cell table:formula="of:=COUNTBLANK([.J336:.M336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a.py.wav</text:p>
          </table:table-cell>
          <table:table-cell office:value-type="string" calcext:value-type="string">
            <text:p>d:\Dropbox\2014-NYCEMF-MKG\submissions\csound-2005-03-06--03.38.19a.py.wav</text:p>
          </table:table-cell>
          <table:table-cell table:style-name="ce2" office:value-type="date" office:date-value="2014-04-23T01:27:13" calcext:value-type="date">
            <text:p>04/23/14 01:27 AM</text:p>
          </table:table-cell>
          <table:table-cell office:value-type="string" calcext:value-type="string">
            <text:p>Redundant</text:p>
          </table:table-cell>
          <table:table-cell table:formula="of:=COUNTBLANK([.J337:.M337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b.py.wav</text:p>
          </table:table-cell>
          <table:table-cell office:value-type="string" calcext:value-type="string">
            <text:p>d:\Dropbox\2014-NYCEMF-MKG\submissions\csound-2005-03-06--03.38.19b.py.wav</text:p>
          </table:table-cell>
          <table:table-cell table:style-name="ce2" office:value-type="date" office:date-value="2014-04-26T22:14:26" calcext:value-type="date">
            <text:p>04/26/14 10:14 PM</text:p>
          </table:table-cell>
          <table:table-cell office:value-type="string" calcext:value-type="string">
            <text:p>Redundant</text:p>
          </table:table-cell>
          <table:table-cell table:formula="of:=COUNTBLANK([.J338:.M338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c.py.wav</text:p>
          </table:table-cell>
          <table:table-cell office:value-type="string" calcext:value-type="string">
            <text:p>d:\Dropbox\2014-NYCEMF-MKG\submissions\csound-2005-03-06--03.38.19c.py.wav</text:p>
          </table:table-cell>
          <table:table-cell table:style-name="ce2" office:value-type="date" office:date-value="2014-05-02T11:30:51" calcext:value-type="date">
            <text:p>05/02/14 11:30 AM</text:p>
          </table:table-cell>
          <table:table-cell office:value-type="string" calcext:value-type="string">
            <text:p>Redundant</text:p>
          </table:table-cell>
          <table:table-cell table:formula="of:=COUNTBLANK([.J339:.M339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csound-2005-03-06--03.38.19d.py.wav</text:p>
          </table:table-cell>
          <table:table-cell office:value-type="string" calcext:value-type="string">
            <text:p>d:\Dropbox\2014-NYCEMF-MKG\submissions\csound-2005-03-06--03.38.19d.py.wav</text:p>
          </table:table-cell>
          <table:table-cell table:style-name="ce2" office:value-type="date" office:date-value="2014-05-06T11:28:47" calcext:value-type="date">
            <text:p>05/06/14 11:28 AM</text:p>
          </table:table-cell>
          <table:table-cell office:value-type="string" calcext:value-type="string">
            <text:p>Redundant</text:p>
          </table:table-cell>
          <table:table-cell table:formula="of:=COUNTBLANK([.J340:.M340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Fractal 23.wav</text:p>
          </table:table-cell>
          <table:table-cell office:value-type="string" calcext:value-type="string">
            <text:p>d:\Dropbox\2015-02-15 Spectrum NYC\Fractal 23.wav</text:p>
          </table:table-cell>
          <table:table-cell table:style-name="ce2" office:value-type="date" office:date-value="2015-01-03T19:24:54" calcext:value-type="date">
            <text:p>01/03/15 07:24 PM</text:p>
          </table:table-cell>
          <table:table-cell office:value-type="string" calcext:value-type="string">
            <text:p>Redundant</text:p>
          </table:table-cell>
          <table:table-cell table:formula="of:=COUNTBLANK([.J341:.M341])=4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.wav</text:p>
          </table:table-cell>
          <table:table-cell office:value-type="string" calcext:value-type="string">
            <text:p>d:\Dropbox\2015-09-01 ICSC\html\Poustinia.wav</text:p>
          </table:table-cell>
          <table:table-cell table:style-name="ce2" office:value-type="date" office:date-value="2015-09-08T11:44:03" calcext:value-type="date">
            <text:p>09/08/15 11:44 AM</text:p>
          </table:table-cell>
          <table:table-cell office:value-type="string" calcext:value-type="string">
            <text:p>Redundant</text:p>
          </table:table-cell>
          <table:table-cell table:formula="of:=COUNTBLANK([.J342:.M342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b.wav</text:p>
          </table:table-cell>
          <table:table-cell office:value-type="string" calcext:value-type="string">
            <text:p>d:\Dropbox\2015-09-01 ICSC\html\Poustinia-b.wav</text:p>
          </table:table-cell>
          <table:table-cell table:style-name="ce2" office:value-type="date" office:date-value="2015-09-15T12:34:49" calcext:value-type="date">
            <text:p>09/15/15 12:34 PM</text:p>
          </table:table-cell>
          <table:table-cell office:value-type="string" calcext:value-type="string">
            <text:p>Redundant</text:p>
          </table:table-cell>
          <table:table-cell table:formula="of:=COUNTBLANK([.J343:.M343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a.wav</text:p>
          </table:table-cell>
          <table:table-cell office:value-type="string" calcext:value-type="string">
            <text:p>d:\Dropbox\2015-09-01 ICSC\html\Poustinia-a.wav</text:p>
          </table:table-cell>
          <table:table-cell table:style-name="ce2" office:value-type="date" office:date-value="2015-09-16T00:27:42" calcext:value-type="date">
            <text:p>09/16/15 12:27 AM</text:p>
          </table:table-cell>
          <table:table-cell office:value-type="string" calcext:value-type="string">
            <text:p>Redundant</text:p>
          </table:table-cell>
          <table:table-cell table:formula="of:=COUNTBLANK([.J344:.M344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 Gogins</text:p>
          </table:table-cell>
          <table:table-cell office:value-type="string" calcext:value-type="string">
            <text:p>Poustinia-c.wav</text:p>
          </table:table-cell>
          <table:table-cell office:value-type="string" calcext:value-type="string">
            <text:p>d:\Dropbox\2015-09-01 ICSC\html\Poustinia-c.wav</text:p>
          </table:table-cell>
          <table:table-cell table:style-name="ce2" office:value-type="date" office:date-value="2015-09-16T00:39:01" calcext:value-type="date">
            <text:p>09/16/15 12:39 AM</text:p>
          </table:table-cell>
          <table:table-cell office:value-type="string" calcext:value-type="string">
            <text:p>Redundant</text:p>
          </table:table-cell>
          <table:table-cell table:formula="of:=COUNTBLANK([.J345:.M345])=4" office:value-type="float" office:value="1" calcext:value-type="float">
            <text:p>1.00</text:p>
          </table:table-cell>
          <table:table-cell table:number-columns-repeated="1018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M345">
          <table:sort>
            <table:sort-by table:field-number="5" table:data-type="automatic"/>
            <table:sort-by table:field-number="4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2:17:13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56:50.963000000</meta:creation-date>
    <dc:date>2016-12-06T13:32:26.536000000</dc:date>
    <meta:editing-duration>PT15H21M15S</meta:editing-duration>
    <meta:editing-cycles>66</meta:editing-cycles>
    <meta:generator>LibreOffice/5.2.3.3$Windows_X86_64 LibreOffice_project/d54a8868f08a7b39642414cf2c8ef2f228f780cf</meta:generator>
    <meta:document-statistic meta:table-count="1" meta:cell-count="2145" meta:object-count="0"/>
  </office:meta>
</office:document-meta>
</file>